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CommentReference" style:family="text">
      <style:text-properties style:font-name="Calibri" style:font-name-asian="Calibri" style:letter-kerning="true" style:language-asian="en" style:country-asian="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Web" style:family="paragraph">
      <style:paragraph-properties fo:line-height="150%" fo:text-indent="0.4916in"/>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Absatz-Standardschriftar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Calibri" style:font-name-asian="Calibri" style:letter-kerning="true"/>
    </style:style>
    <style:style style:name="T28" style:parent-style-name="CommentReference" style:family="text">
      <style:text-properties style:font-name="Calibri" style:font-name-asian="Calibri" style:letter-kerning="true"/>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P31" style:parent-style-name="CommentText" style:family="paragraph">
      <style:paragraph-properties fo:text-align="start" fo:text-indent="0in"/>
    </style:style>
    <style:style style:name="T32" style:parent-style-name="CommentReference" style:family="text">
      <style:text-properties style:font-name="Calibri" style:font-name-asian="Calibri" style:letter-kerning="true" style:language-asian="en" style:country-asian="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P37" style:parent-style-name="CommentText" style:family="paragraph">
      <style:paragraph-properties fo:text-align="start" fo:text-indent="0in"/>
    </style:style>
    <style:style style:name="T38" style:parent-style-name="CommentReference" style:family="text">
      <style:text-properties style:font-name="Calibri" style:font-name-asian="Calibri" style:letter-kerning="true" style:language-asian="en" style:country-asian="US"/>
    </style:style>
    <style:style style:name="T39" style:parent-style-name="DefaultParagraphFon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DefaultParagraphFont" style:family="text">
      <style:text-properties fo:language="en" fo:country="US"/>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T46" style:parent-style-name="Hyperlink" style:family="text">
      <style:text-properties fo:font-weight="bold" style:font-weight-asian="bold" style:font-weight-complex="bold"/>
    </style:style>
    <style:style style:name="T47" style:parent-style-name="CommentReference" style:family="text">
      <style:text-properties style:font-name="Calibri" style:font-name-asian="Calibri" style:letter-kerning="true"/>
    </style:style>
    <style:style style:name="T48" style:parent-style-name="CommentReference" style:family="text">
      <style:text-properties style:font-name="Calibri" style:font-name-asian="Calibri" style:letter-kerning="true"/>
    </style:style>
    <style:style style:name="T49" style:parent-style-name="DefaultParagraphFont" style:family="text">
      <style:text-properties fo:language="en" fo:country="US"/>
    </style:style>
    <style:style style:name="P50" style:parent-style-name="Normal" style:family="paragraph">
      <style:paragraph-properties fo:text-align="start" fo:text-indent="0.4916in"/>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P63" style:parent-style-name="Normal" style:family="paragraph">
      <style:paragraph-properties fo:text-align="start" fo:text-indent="0.4916in"/>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P73" style:parent-style-name="CommentText" style:family="paragraph">
      <style:paragraph-properties fo:text-align="start" fo:text-indent="0in"/>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8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8" style:parent-style-name="Standard" style:family="paragraph">
      <style:paragraph-properties fo:text-align="start" fo:text-indent="0.4916in"/>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T95" style:parent-style-name="Absatz-Standardschriftart" style:family="text">
      <style:text-properties style:font-name="Times New Roman" fo:font-size="12pt" style:font-size-asian="12pt" style:font-size-complex="12pt" fo:language="en" fo:country="US"/>
    </style:style>
    <style:style style:name="P96" style:parent-style-name="Standard" style:family="paragraph">
      <style:paragraph-properties fo:text-align="start" fo:text-indent="0.4916in"/>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T99" style:parent-style-name="Absatz-Standardschriftart" style:family="text">
      <style:text-properties style:font-name="Times New Roman" fo:font-size="12pt" style:font-size-asian="12pt" style:font-size-complex="12pt" fo:language="en" fo:country="US"/>
    </style:style>
    <style:style style:name="P100" style:parent-style-name="Standard" style:family="paragraph">
      <style:paragraph-properties fo:text-align="start" fo:text-indent="0.4916in"/>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Absatz-Standardschriftart" style:family="text">
      <style:text-properties style:font-name="Times New Roman" fo:font-size="12pt" style:font-size-asian="12pt" style:font-size-complex="12pt" fo:language="en" fo:country="US"/>
    </style:style>
    <style:style style:name="P107" style:parent-style-name="Standard" style:family="paragraph">
      <style:paragraph-properties fo:text-align="start" fo:text-indent="0in"/>
      <style:text-properties fo:language="en" fo:country="US"/>
    </style:style>
    <style:style style:name="P108" style:parent-style-name="Standard" style:family="paragraph">
      <style:paragraph-properties fo:text-align="start" fo:text-indent="0in"/>
    </style:style>
    <style:style style:name="T10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CommentText" style:family="paragraph">
      <style:paragraph-properties fo:text-align="start" fo:text-indent="0in"/>
    </style:style>
    <style:style style:name="T11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T11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2" style:parent-style-name="Absatz-Standardschriftart" style:family="text">
      <style:text-properties style:font-name="Times New Roman" fo:font-size="12pt" style:font-size-asian="12pt" style:font-size-complex="12pt" fo:language="en" fo:country="US"/>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T129" style:parent-style-name="Hyperlink" style:family="text">
      <style:text-properties fo:font-weight="bold" style:font-weight-asian="bold" style:font-weight-complex="bold" fo:language="da" fo:country="DK"/>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T134" style:parent-style-name="Hyperlink" style:family="text">
      <style:text-properties fo:font-weight="bold" style:font-weight-asian="bold" style:font-weight-complex="bold"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T141" style:parent-style-name="Absatz-Standardschriftart" style:family="text">
      <style:text-properties style:font-name="Times New Roman" fo:font-size="12pt" style:font-size-asian="12pt" style:font-size-complex="12pt" fo:language="en" fo:country="US"/>
    </style:style>
    <style:style style:name="P142" style:parent-style-name="Standard" style:family="paragraph">
      <style:paragraph-properties fo:text-align="start" fo:text-indent="0.4916in"/>
    </style:style>
    <style:style style:name="T143" style:parent-style-name="Absatz-Standardschriftar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T147" style:parent-style-name="DefaultParagraphFont" style:family="text">
      <style:text-properties style:font-name="Times New Roman" fo:font-size="12pt" style:font-size-asian="12pt" style:font-size-complex="12pt" fo:language="en" fo:country="US"/>
    </style:style>
    <style:style style:name="P148" style:parent-style-name="CommentText" style:family="paragraph">
      <style:paragraph-properties fo:text-align="start" fo:text-indent="0in"/>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Absatz-Standardschriftar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4916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P176" style:parent-style-name="Standard" style:family="paragraph">
      <style:paragraph-properties fo:text-align="start" fo:text-indent="0in"/>
      <style:text-properties fo:font-weight="bold" style:font-weight-asian="bold" style:font-weight-complex="bold" fo:language="en" fo:country="US"/>
    </style:style>
    <style:style style:name="P17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8" style:parent-style-name="Standard" style:family="paragraph">
      <style:paragraph-properties fo:text-align="start" fo:text-indent="0in"/>
    </style:style>
    <style:style style:name="T17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T1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Hyperlink" style:family="text">
      <style:text-properties fo:font-weight="bold" style:font-weight-asian="bold" style:font-weight-complex="bold"/>
    </style:style>
    <style:style style:name="T192" style:parent-style-name="CommentReference" style:family="text">
      <style:text-properties style:font-name="Times New Roman" fo:font-size="12pt" style:font-size-asian="12pt" style:font-size-complex="12pt"/>
    </style:style>
    <style:style style:name="T193" style:parent-style-name="CommentReference" style:family="text">
      <style:text-properties style:font-name="Times New Roman" fo:font-size="12pt" style:font-size-asian="12pt" style:font-size-complex="12pt"/>
    </style:style>
    <style:style style:name="T1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T200" style:parent-style-name="Hyperlink" style:family="text">
      <style:text-properties fo:font-weight="bold" style:font-weight-asian="bold" style:font-weight-complex="bold"/>
    </style:style>
    <style:style style:name="T2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Hyperlink" style:family="text">
      <style:text-properties fo:font-weight="bold" style:font-weight-asian="bold" style:font-weight-complex="bold"/>
    </style:style>
    <style:style style:name="T2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Normal" style:family="paragraph">
      <style:paragraph-properties style:text-autospace="none" fo:text-align="start" fo:text-indent="0in"/>
      <style:text-properties fo:hyphenate="true"/>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CommentText" style:family="paragraph">
      <style:paragraph-properties fo:text-align="start" fo:text-indent="0in"/>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P232" style:parent-style-name="CommentText" style:list-style-name="LFO1" style:family="paragraph">
      <style:paragraph-properties fo:text-align="start" fo:margin-left="0.5in">
        <style:tab-stops/>
      </style:paragraph-properties>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P235" style:parent-style-name="CommentText" style:list-style-name="LFO1" style:family="paragraph">
      <style:paragraph-properties fo:text-align="start" fo:margin-left="0.5in">
        <style:tab-stops/>
      </style:paragraph-properties>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CommentText" style:list-style-name="LFO1" style:family="paragraph">
      <style:paragraph-properties fo:text-align="start" fo:margin-left="0.5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P247" style:parent-style-name="Standard" style:family="paragraph">
      <style:paragraph-properties fo:text-align="start" fo:text-indent="0in"/>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CommentReference" style:family="text">
      <style:text-properties style:font-name="Times New Roman" fo:font-size="12pt" style:font-size-asian="12pt" style:font-size-complex="12pt"/>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CommentText"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T324" style:parent-style-name="DefaultParagraphFont" style:family="text">
      <style:text-properties fo:language="en" fo:country="US"/>
    </style:style>
    <style:style style:name="T325" style:parent-style-name="CommentReference" style:family="text">
      <style:text-properties style:font-name="Times New Roman" fo:font-size="12pt" style:font-size-asian="12pt" style:font-size-complex="12pt"/>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CommentReference" style:family="text">
      <style:text-properties style:font-name="Times New Roman" fo:font-size="12pt" style:font-size-asian="12pt" style:font-size-complex="12pt"/>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T332" style:parent-style-name="CommentReference" style:family="text">
      <style:text-properties style:font-name="Times New Roman" fo:font-size="12pt" style:font-size-asian="12pt" style:font-size-complex="12pt"/>
    </style:style>
    <style:style style:name="T333" style:parent-style-name="CommentReference"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T338" style:parent-style-name="Hyperlink" style:family="text">
      <style:text-properties fo:font-weight="bold" style:font-weight-asian="bold" style:font-weight-complex="bold" fo:language="en" fo:country="US"/>
    </style:style>
    <style:style style:name="T339" style:parent-style-name="CommentReference" style:family="text">
      <style:text-properties style:font-name="Times New Roman" fo:font-size="12pt" style:font-size-asian="12pt" style:font-size-complex="12pt"/>
    </style:style>
    <style:style style:name="T340" style:parent-style-name="CommentReference" style:family="text">
      <style:text-properties style:font-name="Times New Roman" fo:font-size="12pt" style:font-size-asian="12pt" style:font-size-complex="12pt"/>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CommentReference"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fo:language="en" fo:country="US"/>
    </style:style>
    <style:style style:name="P3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7" style:parent-style-name="Standard" style:family="paragraph">
      <style:paragraph-properties fo:text-align="start" fo:text-indent="0in"/>
    </style:style>
    <style:style style:name="T3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DefaultParagraphFont" style:family="text">
      <style:text-properties fo:language="en" fo:country="US"/>
    </style:style>
    <style:style style:name="T3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CommentReference" style:family="text">
      <style:text-properties style:font-name="Times New Roman" fo:font-size="12pt" style:font-size-asian="12pt" style:font-size-complex="12pt"/>
    </style:style>
    <style:style style:name="T3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57" style:parent-style-name="Standard" style:family="paragraph">
      <style:paragraph-properties fo:text-align="start" fo:text-indent="0in"/>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Times New Roman" fo:font-size="12pt" style:font-size-asian="12pt" style:font-size-complex="12pt"/>
    </style:style>
    <style:style style:name="T374" style:parent-style-name="DefaultParagraphFont" style:family="text">
      <style:text-properties style:font-name="Times New Roman"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Hyperlink" style:family="text">
      <style:text-properties fo:font-weight="bold" style:font-weight-asian="bold" style:font-weight-complex="bold" fo:language="da" fo:country="DK"/>
    </style:style>
    <style:style style:name="T382" style:parent-style-name="CommentReference" style:family="text">
      <style:text-properties style:font-name="Times New Roman" fo:font-size="12pt" style:font-size-asian="12pt" style:font-size-complex="12pt"/>
    </style:style>
    <style:style style:name="T383" style:parent-style-name="CommentReference"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P386" style:parent-style-name="CommentText" style:family="paragraph">
      <style:paragraph-properties fo:text-align="start" fo:text-indent="0in"/>
    </style:style>
    <style:style style:name="T387" style:parent-style-name="CommentReference"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DefaultParagraphFont" style:family="text">
      <style:text-properties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P393" style:parent-style-name="CommentText" style:family="paragraph">
      <style:paragraph-properties fo:text-align="start" fo:text-indent="0in"/>
    </style:style>
    <style:style style:name="P394" style:parent-style-name="Standard" style:family="paragraph">
      <style:paragraph-properties fo:text-align="start" fo:text-indent="0.4916in"/>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Hyperlink" style:family="text">
      <style:text-properties fo:font-weight="bold" style:font-weight-asian="bold" style:font-weight-complex="bold" fo:language="en" fo:country="US"/>
    </style:style>
    <style:style style:name="T400" style:parent-style-name="CommentReference" style:family="text">
      <style:text-properties style:font-name="Times New Roman" fo:font-size="12pt" style:font-size-asian="12pt" style:font-size-complex="12pt"/>
    </style:style>
    <style:style style:name="T401" style:parent-style-name="CommentReference"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fo:language="en" fo:country="US"/>
    </style:style>
    <style:style style:name="P404" style:parent-style-name="Standard" style:family="paragraph">
      <style:paragraph-properties fo:text-align="start" fo:text-indent="0.4916in"/>
    </style:style>
    <style:style style:name="T405" style:parent-style-name="DefaultParagraphFont" style:family="text">
      <style:text-properties style:font-name="Times New Roman"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DefaultParagraphFont" style:family="text">
      <style:text-properties fo:language="en" fo:country="US"/>
    </style:style>
    <style:style style:name="P408" style:parent-style-name="CommentText" style:family="paragraph">
      <style:paragraph-properties fo:text-align="start" fo:text-indent="0in"/>
    </style:style>
    <style:style style:name="T409" style:parent-style-name="DefaultParagraphFont" style:family="text">
      <style:text-properties fo:language="da" fo:country="DK"/>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fo:font-size="12pt" style:font-size-asian="12pt" style:font-size-complex="12pt" fo:language="en" fo:country="US"/>
    </style:style>
    <style:style style:name="P412" style:parent-style-name="CommentText" style:family="paragraph">
      <style:paragraph-properties fo:text-align="start" fo:text-indent="0in"/>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CommentReference"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4916in"/>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T422" style:parent-style-name="DefaultParagraphFont" style:family="text">
      <style:text-properties style:font-name="Times New Roman"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T425" style:parent-style-name="DefaultParagraphFont" style:family="text">
      <style:text-properties fo:language="en" fo:country="US"/>
    </style:style>
    <style:style style:name="T426" style:parent-style-name="DefaultParagraphFont" style:family="text">
      <style:text-properties style:font-name="Times New Roman" fo:font-size="12pt" style:font-size-asian="12pt" style:font-size-complex="12pt" fo:language="en" fo:country="US"/>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DefaultParagraphFont" style:family="text">
      <style:text-properties style:font-name="Times New Roman" fo:font-size="12pt" style:font-size-asian="12pt" style:font-size-complex="12pt" fo:language="en" fo:country="US"/>
    </style:style>
    <style:style style:name="T430" style:parent-style-name="DefaultParagraphFont" style:family="text">
      <style:text-properties style:font-name="Times New Roman"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language="en" fo:country="US"/>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T434" style:parent-style-name="CommentReference" style:family="text">
      <style:text-properties style:font-name="Times New Roman" fo:font-size="12pt" style:font-size-asian="12pt" style:font-size-complex="12pt"/>
    </style:style>
    <style:style style:name="T435" style:parent-style-name="CommentReference" style:family="text">
      <style:text-properties style:font-name="Times New Roman" fo:font-size="12pt" style:font-size-asian="12pt" style:font-size-complex="12pt"/>
    </style:style>
    <style:style style:name="T436" style:parent-style-name="DefaultParagraphFont" style:family="text">
      <style:text-properties style:font-name="Times New Roman" fo:font-size="12pt" style:font-size-asian="12pt" style:font-size-complex="12pt"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Times New Roman" fo:font-size="12pt" style:font-size-asian="12pt" style:font-size-complex="12pt"/>
    </style:style>
    <style:style style:name="T441" style:parent-style-name="CommentReference"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fo:language="en" fo:country="US"/>
    </style:style>
    <style:style style:name="T4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T446" style:parent-style-name="Hyperlink" style:family="text">
      <style:text-properties fo:font-weight="bold" style:font-weight-asian="bold" style:font-weight-complex="bold" fo:language="en" fo:country="US"/>
    </style:style>
    <style:style style:name="T447" style:parent-style-name="CommentReference" style:family="text">
      <style:text-properties style:font-name="Times New Roman" fo:font-size="12pt" style:font-size-asian="12pt" style:font-size-complex="12pt"/>
    </style:style>
    <style:style style:name="T448" style:parent-style-name="CommentReference" style:family="text">
      <style:text-properties style:font-name="Times New Roman" fo:font-size="12pt" style:font-size-asian="12pt" style:font-size-complex="12pt"/>
    </style:style>
    <style:style style:name="T4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0" style:parent-style-name="DefaultParagraphFont" style:family="text">
      <style:text-properties style:font-name="Times New Roman"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CommentReference" style:family="text">
      <style:text-properties style:font-name="Times New Roman" fo:font-size="12pt" style:font-size-asian="12pt" style:font-size-complex="12pt"/>
    </style:style>
    <style:style style:name="T454" style:parent-style-name="CommentReference" style:family="text">
      <style:text-properties style:font-name="Times New Roman" fo:font-size="12pt" style:font-size-asian="12pt" style:font-size-complex="12pt"/>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T459" style:parent-style-name="CommentReference" style:family="text">
      <style:text-properties style:font-name="Times New Roman" fo:font-size="12pt" style:font-size-asian="12pt" style:font-size-complex="12pt"/>
    </style:style>
    <style:style style:name="T460" style:parent-style-name="CommentReference" style:family="text">
      <style:text-properties style:font-name="Times New Roman" fo:font-size="12pt" style:font-size-asian="12pt" style:font-size-complex="12pt"/>
    </style:style>
    <style:style style:name="T461" style:parent-style-name="DefaultParagraphFont" style:family="text">
      <style:text-properties style:font-name="Times New Roman" fo:font-size="12pt" style:font-size-asian="12pt" style:font-size-complex="12pt"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P463" style:parent-style-name="CommentText" style:family="paragraph">
      <style:paragraph-properties fo:text-align="start" fo:text-indent="0in"/>
    </style:style>
    <style:style style:name="T464" style:parent-style-name="CommentReference" style:family="text">
      <style:text-properties style:font-name="Times New Roman" fo:font-size="12pt" style:font-size-asian="12pt" style:font-size-complex="12pt"/>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T469" style:parent-style-name="CommentReference" style:family="text">
      <style:text-properties style:font-name="Times New Roman" fo:font-size="12pt" style:font-size-asian="12pt" style:font-size-complex="12pt"/>
    </style:style>
    <style:style style:name="T470" style:parent-style-name="CommentReference"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DefaultParagraphFont" style:family="text">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6" style:parent-style-name="Standard" style:family="paragraph">
      <style:paragraph-properties fo:text-align="start" fo:text-indent="0in"/>
    </style:style>
    <style:style style:name="T477" style:parent-style-name="DefaultParagraphFont" style:family="text">
      <style:text-properties style:font-name="Times New Roman"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P479" style:parent-style-name="CommentText" style:family="paragraph">
      <style:paragraph-properties fo:text-align="start" fo:text-indent="0in"/>
    </style:style>
    <style:style style:name="T480" style:parent-style-name="DefaultParagraphFont" style:family="text">
      <style:text-properties style:font-name="Times New Roman" fo:font-size="12pt" style:font-size-asian="12pt" style:font-size-complex="12pt" fo:language="en" fo:country="US"/>
    </style:style>
    <style:style style:name="T481" style:parent-style-name="DefaultParagraphFont" style:family="text">
      <style:text-properties style:font-name="Times New Roman" fo:font-size="12pt" style:font-size-asian="12pt" style:font-size-complex="12pt" fo:language="en" fo:country="US"/>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T485" style:parent-style-name="DefaultParagraphFont" style:family="text">
      <style:text-properties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P488" style:parent-style-name="CommentText" style:family="paragraph">
      <style:paragraph-properties fo:text-align="start" fo:text-indent="0in"/>
    </style:style>
    <style:style style:name="T489" style:parent-style-name="CommentReference" style:family="text">
      <style:text-properties style:font-name="Times New Roman" fo:font-size="12pt" style:font-size-asian="12pt" style:font-size-complex="12pt"/>
    </style:style>
    <style:style style:name="T490" style:parent-style-name="DefaultParagraphFont" style:family="text">
      <style:text-properties style:font-name="Times New Roman" fo:font-size="12pt" style:font-size-asian="12pt" style:font-size-complex="12pt" fo:language="en" fo:country="US"/>
    </style:style>
    <style:style style:name="P4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2" style:parent-style-name="Standard" style:family="paragraph">
      <style:paragraph-properties fo:text-align="start" fo:text-indent="0in"/>
    </style:style>
    <style:style style:name="T493" style:parent-style-name="DefaultParagraphFont" style:family="text">
      <style:text-properties style:font-name="Times New Roman"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fo:language="en" fo:country="US"/>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Hyperlink" style:family="text">
      <style:text-properties fo:font-weight="bold" style:font-weight-asian="bold" style:font-weight-complex="bold" fo:language="en" fo:country="US"/>
    </style:style>
    <style:style style:name="T500" style:parent-style-name="CommentReference" style:family="text">
      <style:text-properties style:font-name="Times New Roman" fo:font-size="12pt" style:font-size-asian="12pt" style:font-size-complex="12pt"/>
    </style:style>
    <style:style style:name="T501" style:parent-style-name="CommentReference" style:family="text">
      <style:text-properties style:font-name="Times New Roman" fo:font-size="12pt" style:font-size-asian="12pt" style:font-size-complex="12pt"/>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T508" style:parent-style-name="Hyperlink" style:family="text">
      <style:text-properties fo:font-weight="bold" style:font-weight-asian="bold" style:font-weight-complex="bold" fo:language="da" fo:country="DK"/>
    </style:style>
    <style:style style:name="T5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CommentText" style:family="paragraph">
      <style:paragraph-properties fo:text-align="start" fo:text-indent="0in"/>
    </style:style>
    <style:style style:name="T515" style:parent-style-name="DefaultParagraphFont" style:family="text">
      <style:text-properties style:font-name="Times New Roman" fo:font-size="12pt" style:font-size-asian="12pt" style:font-size-complex="12pt" fo:language="en" fo:country="US"/>
    </style:style>
    <style:style style:name="P5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21" style:parent-style-name="CommentText" style:family="paragraph">
      <style:paragraph-properties fo:text-align="start" fo:text-indent="0in"/>
    </style:style>
    <style:style style:name="T522" style:parent-style-name="DefaultParagraphFont" style:family="text">
      <style:text-properties fo:font-weight="bold" style:font-weight-asian="bold" style:font-weight-complex="bold"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fo:language="da" fo:country="DK"/>
    </style:style>
    <style:style style:name="T525" style:parent-style-name="DefaultParagraphFont" style:family="text">
      <style:text-properties fo:background-color="#FFFF00" fo:language="da" fo:country="DK"/>
    </style:style>
    <style:style style:name="T526" style:parent-style-name="DefaultParagraphFont" style:family="text">
      <style:text-properties fo:language="da" fo:country="DK"/>
    </style:style>
    <style:style style:name="T527" style:parent-style-name="DefaultParagraphFont" style:family="text">
      <style:text-properties fo:background-color="#00FFFF" fo:language="da" fo:country="DK"/>
    </style:style>
    <style:style style:name="T528" style:parent-style-name="DefaultParagraphFont" style:family="text">
      <style:text-properties fo:language="da" fo:country="DK"/>
    </style:style>
    <style:style style:name="T529" style:parent-style-name="DefaultParagraphFont" style:family="text">
      <style:text-properties fo:background-color="#00FF00" fo:language="da" fo:country="DK"/>
    </style:style>
    <style:style style:name="T530" style:parent-style-name="DefaultParagraphFont" style:family="text">
      <style:text-properties fo:language="da" fo:country="DK"/>
    </style:style>
    <style:style style:name="T531" style:parent-style-name="DefaultParagraphFont" style:family="text">
      <style:text-properties fo:background-color="#FF00FF" fo:language="da" fo:country="DK"/>
    </style:style>
    <style:style style:name="T532" style:parent-style-name="DefaultParagraphFont" style:family="text">
      <style:text-properties fo:language="da" fo:country="DK"/>
    </style:style>
    <style:style style:name="T533" style:parent-style-name="DefaultParagraphFont" style:family="text">
      <style:text-properties fo:language="en" fo:country="US"/>
    </style:style>
    <style:style style:name="P534" style:parent-style-name="CommentText" style:family="paragraph">
      <style:paragraph-properties fo:text-align="start" fo:text-indent="0in"/>
    </style:style>
    <style:style style:name="T535" style:parent-style-name="DefaultParagraphFont" style:family="text">
      <style:text-properties fo:language="en" fo:country="US"/>
    </style:style>
    <style:style style:name="T536" style:parent-style-name="DefaultParagraphFont" style:family="text">
      <style:text-properties fo:background-color="#FFFF00" fo:language="en" fo:country="US"/>
    </style:style>
    <style:style style:name="T537" style:parent-style-name="DefaultParagraphFont" style:family="text">
      <style:text-properties fo:language="en" fo:country="US"/>
    </style:style>
    <style:style style:name="T538" style:parent-style-name="DefaultParagraphFont" style:family="text">
      <style:text-properties fo:background-color="#FFFF00" fo:language="en" fo:country="US"/>
    </style:style>
    <style:style style:name="T539" style:parent-style-name="DefaultParagraphFont" style:family="text">
      <style:text-properties fo:language="en" fo:country="US"/>
    </style:style>
    <style:style style:name="T540" style:parent-style-name="DefaultParagraphFont" style:family="text">
      <style:text-properties fo:background-color="#00FF00" fo:language="en" fo:country="US"/>
    </style:style>
    <style:style style:name="T541" style:parent-style-name="DefaultParagraphFont" style:family="text">
      <style:text-properties fo:language="en" fo:country="US"/>
    </style:style>
    <style:style style:name="T542" style:parent-style-name="DefaultParagraphFont" style:family="text">
      <style:text-properties fo:background-color="#FFFF00" fo:language="en" fo:country="US"/>
    </style:style>
    <style:style style:name="T543" style:parent-style-name="DefaultParagraphFont" style:family="text">
      <style:text-properties fo:language="en" fo:country="US"/>
    </style:style>
    <style:style style:name="P544" style:parent-style-name="CommentText" style:family="paragraph">
      <style:paragraph-properties fo:text-align="start" fo:text-indent="0in"/>
    </style:style>
    <style:style style:name="T545" style:parent-style-name="DefaultParagraphFont" style:family="text">
      <style:text-properties fo:language="en" fo:country="US"/>
    </style:style>
    <style:style style:name="T546" style:parent-style-name="DefaultParagraphFont" style:family="text">
      <style:text-properties fo:background-color="#FF00FF" fo:language="en" fo:country="US"/>
    </style:style>
    <style:style style:name="T547" style:parent-style-name="DefaultParagraphFont" style:family="text">
      <style:text-properties fo:language="en" fo:country="US"/>
    </style:style>
    <style:style style:name="T548" style:parent-style-name="DefaultParagraphFont" style:family="text">
      <style:text-properties fo:background-color="#00FF00" fo:language="en" fo:country="US"/>
    </style:style>
    <style:style style:name="T549" style:parent-style-name="DefaultParagraphFont" style:family="text">
      <style:text-properties fo:language="en" fo:country="US"/>
    </style:style>
    <style:style style:name="T550" style:parent-style-name="DefaultParagraphFont" style:family="text">
      <style:text-properties fo:background-color="#FFFF00" fo:language="en" fo:country="US"/>
    </style:style>
    <style:style style:name="T551" style:parent-style-name="DefaultParagraphFont" style:family="text">
      <style:text-properties fo:language="en" fo:country="US"/>
    </style:style>
    <style:style style:name="P552" style:parent-style-name="CommentText" style:family="paragraph">
      <style:paragraph-properties fo:text-align="start" fo:text-indent="0in"/>
    </style:style>
    <style:style style:name="T553" style:parent-style-name="DefaultParagraphFont" style:family="text">
      <style:text-properties fo:font-weight="bold" style:font-weight-asian="bold" style:font-weight-complex="bold"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fo:language="en" fo:country="US"/>
    </style:style>
    <style:style style:name="T556" style:parent-style-name="DefaultParagraphFont" style:family="text">
      <style:text-properties fo:background-color="#00FF00" fo:language="en" fo:country="US"/>
    </style:style>
    <style:style style:name="T557" style:parent-style-name="DefaultParagraphFont" style:family="text">
      <style:text-properties fo:language="en" fo:country="US"/>
    </style:style>
    <style:style style:name="T558" style:parent-style-name="DefaultParagraphFont" style:family="text">
      <style:text-properties fo:background-color="#00FF00" fo:language="en" fo:country="US"/>
    </style:style>
    <style:style style:name="T559" style:parent-style-name="DefaultParagraphFont" style:family="text">
      <style:text-properties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fo:language="en" fo:country="US"/>
    </style:style>
    <style:style style:name="T564" style:parent-style-name="DefaultParagraphFont" style:family="text">
      <style:text-properties fo:background-color="#FFFF00" fo:language="en" fo:country="US"/>
    </style:style>
    <style:style style:name="T565" style:parent-style-name="DefaultParagraphFont" style:family="text">
      <style:text-properties fo:language="en" fo:country="US"/>
    </style:style>
    <style:style style:name="T566" style:parent-style-name="DefaultParagraphFont" style:family="text">
      <style:text-properties fo:background-color="#FFFF00" fo:language="en" fo:country="US"/>
    </style:style>
    <style:style style:name="T567" style:parent-style-name="DefaultParagraphFont" style:family="text">
      <style:text-properties fo:language="en" fo:country="US"/>
    </style:style>
    <style:style style:name="T568" style:parent-style-name="DefaultParagraphFont" style:family="text">
      <style:text-properties fo:background-color="#FF00FF" fo:language="en" fo:country="US"/>
    </style:style>
    <style:style style:name="T569" style:parent-style-name="DefaultParagraphFont" style:family="text">
      <style:text-properties fo:language="en" fo:country="US"/>
    </style:style>
    <style:style style:name="T570" style:parent-style-name="DefaultParagraphFont" style:family="text">
      <style:text-properties fo:background-color="#00FF00" fo:language="en" fo:country="US"/>
    </style:style>
    <style:style style:name="T571" style:parent-style-name="DefaultParagraphFont" style:family="text">
      <style:text-properties fo:language="en" fo:country="US"/>
    </style:style>
    <style:style style:name="T572" style:parent-style-name="DefaultParagraphFont" style:family="text">
      <style:text-properties fo:background-color="#00FF00" fo:language="en" fo:country="US"/>
    </style:style>
    <style:style style:name="T573" style:parent-style-name="DefaultParagraphFont" style:family="text">
      <style:text-properties fo:language="en" fo:country="US"/>
    </style:style>
    <style:style style:name="T574" style:parent-style-name="DefaultParagraphFont" style:family="text">
      <style:text-properties fo:background-color="#FFFF00" fo:language="en" fo:country="US"/>
    </style:style>
    <style:style style:name="T575" style:parent-style-name="DefaultParagraphFont" style:family="text">
      <style:text-properties fo:language="en" fo:country="US"/>
    </style:style>
    <style:style style:name="T576" style:parent-style-name="DefaultParagraphFont" style:family="text">
      <style:text-properties fo:background-color="#00FFFF" fo:language="en" fo:country="US"/>
    </style:style>
    <style:style style:name="T577" style:parent-style-name="DefaultParagraphFont" style:family="text">
      <style:text-properties fo:language="en" fo:country="US"/>
    </style:style>
    <style:style style:name="T5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0" style:parent-style-name="Standard" style:family="paragraph">
      <style:paragraph-properties fo:text-align="start" fo:text-indent="0in"/>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language="en" fo:country="US"/>
    </style:style>
    <style:style style:name="P584" style:parent-style-name="CommentText" style:family="paragraph">
      <style:paragraph-properties fo:text-align="start" fo:text-indent="0in"/>
    </style:style>
    <style:style style:name="T585" style:parent-style-name="CommentReference" style:family="text">
      <style:text-properties style:font-name="Times New Roman" fo:font-size="12pt" style:font-size-asian="12pt" style:font-size-complex="12pt"/>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Absatz-Standardschriftart" style:family="text">
      <style:text-properties style:font-name="Times New Roman" fo:font-size="12pt" style:font-size-asian="12pt" style:font-size-complex="12pt" fo:language="en" fo:country="US"/>
    </style:style>
    <style:style style:name="T588" style:parent-style-name="Absatz-Standardschriftart" style:family="text">
      <style:text-properties style:font-name="Times New Roman" fo:font-size="12pt" style:font-size-asian="12pt" style:font-size-complex="12pt" fo:language="en" fo:country="US"/>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T591" style:parent-style-name="Absatz-Standardschriftart" style:family="text">
      <style:text-properties style:font-name="Times New Roman" fo:font-size="12pt" style:font-size-asian="12pt" style:font-size-complex="12pt" fo:language="en" fo:country="US"/>
    </style:style>
    <style:style style:name="T592" style:parent-style-name="Absatz-Standardschriftart" style:family="text">
      <style:text-properties style:font-name="Times New Roman"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T595" style:parent-style-name="Absatz-Standardschriftart" style:family="text">
      <style:text-properties style:font-name="Times New Roman" fo:font-size="12pt" style:font-size-asian="12pt" style:font-size-complex="12pt" fo:language="en" fo:country="US"/>
    </style:style>
    <style:style style:name="T596" style:parent-style-name="Absatz-Standardschriftart" style:family="text">
      <style:text-properties style:font-name="Times New Roman" fo:font-size="12pt" style:font-size-asian="12pt" style:font-size-complex="12pt" fo:language="en" fo:country="US"/>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Absatz-Standardschriftar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P602" style:parent-style-name="CommentText" style:family="paragraph">
      <style:paragraph-properties fo:text-align="start" fo:text-indent="0in"/>
    </style:style>
    <style:style style:name="P603" style:parent-style-name="CommentText" style:family="paragraph">
      <style:paragraph-properties fo:text-align="start" fo:text-indent="0in"/>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P606" style:parent-style-name="CommentText" style:family="paragraph">
      <style:paragraph-properties fo:text-align="start" fo:text-indent="0in"/>
    </style:style>
    <style:style style:name="P607" style:parent-style-name="CommentText" style:family="paragraph">
      <style:paragraph-properties fo:text-align="start" fo:text-indent="0in"/>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CommentText" style:family="paragraph">
      <style:paragraph-properties fo:text-align="start" fo:text-indent="0in"/>
    </style:style>
    <style:style style:name="P615" style:parent-style-name="CommentText" style:family="paragraph">
      <style:paragraph-properties fo:text-align="start" fo:text-indent="0in"/>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T620" style:parent-style-name="DefaultParagraphFont" style:family="text">
      <style:text-properties style:font-name="Times New Roman" fo:font-size="12pt" style:font-size-asian="12pt" style:font-size-complex="12pt" fo:language="en" fo:country="US"/>
    </style:style>
    <style:style style:name="P621" style:parent-style-name="Standard" style:family="paragraph">
      <style:paragraph-properties fo:text-align="start" fo:text-indent="0.4916in"/>
    </style:style>
    <style:style style:name="T622" style:parent-style-name="Absatz-Standardschriftart" style:family="text">
      <style:text-properties style:font-name="Times New Roman" fo:font-size="12pt" style:font-size-asian="12pt" style:font-size-complex="12pt" fo:language="en" fo:country="US"/>
    </style:style>
    <style:style style:name="T623" style:parent-style-name="Absatz-Standardschriftart" style:family="text">
      <style:text-properties style:font-name="Times New Roman"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Absatz-Standardschriftar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Absatz-Standardschriftart" style:family="text">
      <style:text-properties style:font-name="Times New Roman" fo:font-size="12pt" style:font-size-asian="12pt" style:font-size-complex="12pt" fo:language="en" fo:country="US"/>
    </style:style>
    <style:style style:name="T628" style:parent-style-name="DefaultParagraphFont" style:family="text">
      <style:text-properties fo:language="en" fo:country="US"/>
    </style:style>
    <style:style style:name="T629" style:parent-style-name="Absatz-Standardschriftart" style:family="text">
      <style:text-properties style:font-name="Times New Roman" fo:font-size="12pt" style:font-size-asian="12pt" style:font-size-complex="12pt" fo:language="en" fo:country="US"/>
    </style:style>
    <style:style style:name="T630" style:parent-style-name="Absatz-Standardschriftar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style:font-name="Times New Roman" fo:font-size="12pt" style:font-size-asian="12pt" style:font-size-complex="12pt" fo:language="en" fo:country="US"/>
    </style:style>
    <style:style style:name="T633" style:parent-style-name="Absatz-Standardschriftart" style:family="text">
      <style:text-properties style:font-name="Times New Roman" fo:font-size="12pt" style:font-size-asian="12pt" style:font-size-complex="12pt" fo:language="en" fo:country="US"/>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T636" style:parent-style-name="CommentReference" style:family="text">
      <style:text-properties style:font-name="Times New Roman" fo:font-size="12pt" style:font-size-asian="12pt" style:font-size-complex="12pt"/>
    </style:style>
    <style:style style:name="T637" style:parent-style-name="CommentReference" style:family="text">
      <style:text-properties style:font-name="Times New Roman" fo:font-size="12pt" style:font-size-asian="12pt" style:font-size-complex="12pt"/>
    </style:style>
    <style:style style:name="T638" style:parent-style-name="Absatz-Standardschriftart" style:family="text">
      <style:text-properties style:font-name="Times New Roman" fo:font-size="12pt" style:font-size-asian="12pt" style:font-size-complex="12pt" fo:language="en" fo:country="US"/>
    </style:style>
    <style:style style:name="P639" style:parent-style-name="Standard" style:family="paragraph">
      <style:paragraph-properties fo:text-align="start" fo:text-indent="0.4916in"/>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T647" style:parent-style-name="DefaultParagraphFont" style:family="text">
      <style:text-properties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4916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Hyperlink" style:family="text">
      <style:text-properties fo:font-weight="bold" style:font-weight-asian="bold" style:font-weight-complex="bold" fo:language="da" fo:country="DK"/>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Standard" style:family="paragraph">
      <style:paragraph-properties fo:text-align="start" fo:text-indent="0.4916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65" style:parent-style-name="DefaultParagraphFont" style:family="text">
      <style:text-properties style:font-name="Times New Roman" fo:font-size="12pt" style:font-size-asian="12pt" style:font-size-complex="12pt" fo:language="en" fo:country="US"/>
    </style:style>
    <style:style style:name="T66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CommentText" style:family="paragraph">
      <style:paragraph-properties fo:text-align="start" fo:text-indent="0in"/>
    </style:style>
    <style:style style:name="T670" style:parent-style-name="CommentReference" style:family="text">
      <style:text-properties style:font-name="Times New Roman" fo:font-size="12pt" style:font-size-asian="12pt" style:font-size-complex="12pt"/>
    </style:style>
    <style:style style:name="T671" style:parent-style-name="DefaultParagraphFont" style:family="text">
      <style:text-properties style:font-name="Times New Roman" fo:font-size="12pt" style:font-size-asian="12pt" style:font-size-complex="12pt" fo:language="en" fo:country="US"/>
    </style:style>
    <style:style style:name="T672" style:parent-style-name="Absatz-Standardschriftar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Standard" style:family="paragraph">
      <style:paragraph-properties fo:text-align="start" fo:text-indent="0.4916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DefaultParagraphFont" style:family="text">
      <style:text-properties style:font-name="Times New Roman"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background-color="#00FFFF" fo:language="en" fo:country="US"/>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Times New Roman" fo:font-size="12pt" style:font-size-asian="12pt" style:font-size-complex="12pt" fo:background-color="#FFFF00" fo:language="en" fo:country="US"/>
    </style:style>
    <style:style style:name="T688" style:parent-style-name="DefaultParagraphFont" style:family="text">
      <style:text-properties style:font-name="Times New Roman" fo:font-size="12pt" style:font-size-asian="12pt" style:font-size-complex="12pt" fo:language="en" fo:country="US"/>
    </style:style>
    <style:style style:name="T689" style:parent-style-name="DefaultParagraphFont" style:family="text">
      <style:text-properties style:font-name="Times New Roman" fo:font-size="12pt" style:font-size-asian="12pt" style:font-size-complex="12pt" fo:background-color="#00FF00"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T691" style:parent-style-name="DefaultParagraphFont" style:family="text">
      <style:text-properties style:font-name="Times New Roman" fo:font-size="12pt" style:font-size-asian="12pt" style:font-size-complex="12pt" fo:background-color="#FF00FF" fo:language="en" fo:country="US"/>
    </style:style>
    <style:style style:name="T692" style:parent-style-name="DefaultParagraphFont" style:family="text">
      <style:text-properties style:font-name="Times New Roman" fo:font-size="12pt" style:font-size-asian="12pt" style:font-size-complex="12pt" fo:language="en" fo:country="US"/>
    </style:style>
    <style:style style:name="P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5" style:parent-style-name="Normal" style:family="paragraph">
      <style:paragraph-properties fo:text-align="start" fo:text-indent="0in"/>
      <style:text-properties style:font-name="Times New Roman" fo:font-size="12pt" style:font-size-asian="12pt" style:font-size-complex="12pt" fo:language="en" fo:country="US"/>
    </style:style>
    <style:style style:name="P696" style:parent-style-name="Standard" style:family="paragraph">
      <style:paragraph-properties fo:text-align="start" fo:text-indent="0in"/>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99" style:parent-style-name="Standard" style:family="paragraph">
      <style:paragraph-properties fo:text-align="start" fo:text-indent="0.4916in"/>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Absatz-Standardschriftart" style:family="text">
      <style:text-properties style:font-name="Times New Roman" fo:font-size="12pt" style:font-size-asian="12pt" style:font-size-complex="12pt" fo:language="en" fo:country="US"/>
    </style:style>
    <style:style style:name="T702" style:parent-style-name="Absatz-Standardschriftart" style:family="text">
      <style:text-properties style:font-name="Times New Roman" fo:font-size="12pt" style:font-size-asian="12pt" style:font-size-complex="12pt" fo:language="en" fo:country="US"/>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Absatz-Standardschriftart" style:family="text">
      <style:text-properties style:font-name="Times New Roman" fo:font-size="12pt" style:font-size-asian="12pt" style:font-size-complex="12pt" fo:language="en" fo:country="US"/>
    </style:style>
    <style:style style:name="T706" style:parent-style-name="Absatz-Standardschriftar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Absatz-Standardschriftart" style:family="text">
      <style:text-properties style:font-name="Times New Roman" fo:font-size="12pt" style:font-size-asian="12pt" style:font-size-complex="12pt" fo:language="en" fo:country="US"/>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T714" style:parent-style-name="CommentReference" style:family="text">
      <style:text-properties style:font-name="Times New Roman" fo:font-size="12pt" style:font-size-asian="12pt" style:font-size-complex="12pt"/>
    </style:style>
    <style:style style:name="T715" style:parent-style-name="CommentReference" style:family="text">
      <style:text-properties style:font-name="Times New Roman" fo:font-size="12pt" style:font-size-asian="12pt" style:font-size-complex="12pt"/>
    </style:style>
    <style:style style:name="T716" style:parent-style-name="DefaultParagraphFont" style:family="text">
      <style:text-properties style:font-name="Times New Roman" fo:font-size="12pt" style:font-size-asian="12pt" style:font-size-complex="12pt" fo:language="en" fo:country="US"/>
    </style:style>
    <style:style style:name="T717" style:parent-style-name="Absatz-Standardschriftar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T728" style:parent-style-name="CommentReference" style:family="text">
      <style:text-properties style:font-name="Times New Roman" fo:font-size="12pt" style:font-size-asian="12pt" style:font-size-complex="12pt"/>
    </style:style>
    <style:style style:name="T729" style:parent-style-name="CommentReference" style:family="text">
      <style:text-properties style:font-name="Times New Roman" fo:font-size="12pt" style:font-size-asian="12pt" style:font-size-complex="12pt"/>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Absatz-Standardschriftart" style:family="text">
      <style:text-properties style:font-name="Times New Roman" fo:font-size="12pt" style:font-size-asian="12pt" style:font-size-complex="12pt" fo:language="en" fo:country="US"/>
    </style:style>
    <style:style style:name="T732" style:parent-style-name="Absatz-Standardschriftart" style:family="text">
      <style:text-properties style:font-name="Times New Roman" fo:font-size="12pt" style:font-size-asian="12pt" style:font-size-complex="12pt" fo:background-color="#FFFF00" fo:language="en" fo:country="US"/>
    </style:style>
    <style:style style:name="T733" style:parent-style-name="Absatz-Standardschriftart" style:family="text">
      <style:text-properties style:font-name="Times New Roman" fo:font-size="12pt" style:font-size-asian="12pt" style:font-size-complex="12pt" fo:language="en" fo:country="US"/>
    </style:style>
    <style:style style:name="T734" style:parent-style-name="Absatz-Standardschriftart" style:family="text">
      <style:text-properties style:font-name="Times New Roman" fo:font-size="12pt" style:font-size-asian="12pt" style:font-size-complex="12pt" fo:background-color="#FFFF00" fo:language="en" fo:country="US"/>
    </style:style>
    <style:style style:name="T735" style:parent-style-name="Absatz-Standardschriftart" style:family="text">
      <style:text-properties style:font-name="Times New Roman" fo:font-size="12pt" style:font-size-asian="12pt" style:font-size-complex="12pt" fo:language="en" fo:country="US"/>
    </style:style>
    <style:style style:name="P736" style:parent-style-name="Standard" style:family="paragraph">
      <style:paragraph-properties fo:text-align="start" fo:text-indent="0.4916in"/>
    </style:style>
    <style:style style:name="T737" style:parent-style-name="Absatz-Standardschriftart" style:family="text">
      <style:text-properties style:font-name="Times New Roman" fo:font-size="12pt" style:font-size-asian="12pt" style:font-size-complex="12pt" fo:language="en" fo:country="US"/>
    </style:style>
    <style:style style:name="P738" style:parent-style-name="Standard" style:family="paragraph">
      <style:paragraph-properties fo:text-align="start" fo:text-indent="0.4916in"/>
    </style:style>
    <style:style style:name="T739" style:parent-style-name="Absatz-Standardschriftart" style:family="text">
      <style:text-properties style:font-name="Times New Roman" fo:font-size="12pt" style:font-size-asian="12pt" style:font-size-complex="12pt" fo:language="en" fo:country="US"/>
    </style:style>
    <style:style style:name="T740" style:parent-style-name="Absatz-Standardschriftart" style:family="text">
      <style:text-properties style:font-name="Times New Roman" fo:font-size="12pt" style:font-size-asian="12pt" style:font-size-complex="12pt" fo:background-color="#FFFF00" fo:language="en" fo:country="US"/>
    </style:style>
    <style:style style:name="T741" style:parent-style-name="Absatz-Standardschriftart" style:family="text">
      <style:text-properties style:font-name="Times New Roman" fo:font-size="12pt" style:font-size-asian="12pt" style:font-size-complex="12pt" fo:language="en" fo:country="US"/>
    </style:style>
    <style:style style:name="P742" style:parent-style-name="Standard" style:family="paragraph">
      <style:paragraph-properties fo:text-align="start" fo:text-indent="0.4916in"/>
    </style:style>
    <style:style style:name="T743" style:parent-style-name="DefaultParagraphFont" style:family="text">
      <style:text-properties style:font-name="Times New Roman" fo:font-size="12pt" style:font-size-asian="12pt" style:font-size-complex="12pt" fo:language="en" fo:country="US"/>
    </style:style>
    <style:style style:name="T7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45" style:parent-style-name="DefaultParagraphFont" style:family="text">
      <style:text-properties style:font-name="Times New Roman" fo:font-size="12pt" style:font-size-asian="12pt" style:font-size-complex="12pt" fo:language="en" fo:country="US"/>
    </style:style>
    <style:style style:name="P74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4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48" style:parent-style-name="Standard" style:family="paragraph">
      <style:paragraph-properties fo:text-align="start" fo:text-indent="0.4916in"/>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P751" style:parent-style-name="CommentText" style:family="paragraph">
      <style:paragraph-properties fo:text-align="start" fo:text-indent="0in"/>
    </style:style>
    <style:style style:name="P752" style:parent-style-name="CommentText" style:family="paragraph">
      <style:paragraph-properties fo:text-align="start" fo:text-indent="0in"/>
    </style:style>
    <style:style style:name="T753" style:parent-style-name="Absatz-Standardschriftar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language="en" fo:country="US"/>
    </style:style>
    <style:style style:name="T755" style:parent-style-name="DefaultParagraphFont" style:family="text">
      <style:text-properties style:font-name="Times New Roman" fo:font-size="12pt" style:font-size-asian="12pt" style:font-size-complex="12pt" fo:language="en" fo:country="US"/>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T758" style:parent-style-name="CommentReference" style:family="text">
      <style:text-properties style:font-name="Times New Roman" fo:font-size="12pt" style:font-size-asian="12pt" style:font-size-complex="12pt"/>
    </style:style>
    <style:style style:name="T759" style:parent-style-name="CommentReference" style:family="text">
      <style:text-properties style:font-name="Times New Roman" fo:font-size="12pt" style:font-size-asian="12pt" style:font-size-complex="12pt"/>
    </style:style>
    <style:style style:name="T760" style:parent-style-name="DefaultParagraphFont" style:family="text">
      <style:text-properties style:font-name="Times New Roman" fo:font-size="12pt" style:font-size-asian="12pt" style:font-size-complex="12pt" fo:language="en" fo:country="US"/>
    </style:style>
    <style:style style:name="T761" style:parent-style-name="DefaultParagraphFont" style:family="text">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P763" style:parent-style-name="CommentText" style:family="paragraph">
      <style:paragraph-properties fo:text-align="start" fo:text-indent="0in"/>
    </style:style>
    <style:style style:name="T764" style:parent-style-name="CommentReference" style:family="text">
      <style:text-properties style:font-name="Times New Roman" fo:font-size="12pt" style:font-size-asian="12pt" style:font-size-complex="12pt"/>
    </style:style>
    <style:style style:name="T765" style:parent-style-name="CommentReference" style:family="text">
      <style:text-properties style:font-name="Times New Roman" fo:font-size="12pt" style:font-size-asian="12pt" style:font-size-complex="12pt"/>
    </style:style>
    <style:style style:name="T766" style:parent-style-name="DefaultParagraphFont" style:family="text">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fo:language="en" fo:country="US"/>
    </style:style>
    <style:style style:name="P76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69" style:parent-style-name="Standard" style:family="paragraph">
      <style:paragraph-properties fo:text-align="start" fo:text-indent="0in"/>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8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3" style:parent-style-name="Standard" style:family="paragraph">
      <style:paragraph-properties fo:text-align="start" fo:text-indent="0.4916in"/>
    </style:style>
    <style:style style:name="T824" style:parent-style-name="Absatz-Standardschriftart" style:family="text">
      <style:text-properties style:font-name="Times New Roman" fo:font-size="12pt" style:font-size-asian="12pt" style:font-size-complex="12pt" fo:language="en" fo:country="US"/>
    </style:style>
    <style:style style:name="P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0" style:parent-style-name="Standard" style:family="paragraph">
      <style:paragraph-properties fo:text-align="start" fo:text-indent="0in"/>
    </style:style>
    <style:style style:name="P831" style:parent-style-name="Standard" style:family="paragraph">
      <style:paragraph-properties fo:text-align="start" fo:text-indent="0in"/>
    </style:style>
    <style:style style:name="T8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33" style:parent-style-name="Standard" style:family="paragraph">
      <style:paragraph-properties fo:text-align="start" fo:text-indent="0.4916in"/>
    </style:style>
    <style:style style:name="T83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6" style:parent-style-name="Absatz-Standardschriftart" style:family="text">
      <style:text-properties style:font-name="Times New Roman" fo:font-size="12pt" style:font-size-asian="12pt" style:font-size-complex="12pt" fo:language="en" fo:country="US"/>
    </style:style>
    <style:style style:name="T837" style:parent-style-name="Absatz-Standardschriftart" style:family="text">
      <style:text-properties style:font-name="Times New Roman" fo:font-size="12pt" style:font-size-asian="12pt" style:font-size-complex="12pt" fo:language="en" fo:country="US"/>
    </style:style>
    <style:style style:name="T838" style:parent-style-name="Absatz-Standardschriftart" style:family="text">
      <style:text-properties style:font-name="Times New Roman" style:letter-kerning="false" fo:font-size="12pt" style:font-size-asian="12pt" style:font-size-complex="12pt" fo:language="en" fo:country="US"/>
    </style:style>
    <style:style style:name="T839" style:parent-style-name="Absatz-Standardschriftart" style:family="text">
      <style:text-properties style:font-name="Times New Roman" fo:font-size="12pt" style:font-size-asian="12pt" style:font-size-complex="12pt" fo:language="en" fo:country="US"/>
    </style:style>
    <style:style style:name="T840" style:parent-style-name="Absatz-Standardschriftart" style:family="text">
      <style:text-properties style:font-name="Times New Roman" style:letter-kerning="false" fo:font-size="12pt" style:font-size-asian="12pt" style:font-size-complex="12pt" fo:language="en" fo:country="US"/>
    </style:style>
    <style:style style:name="T841" style:parent-style-name="Absatz-Standardschriftart" style:family="text">
      <style:text-properties style:font-name="Times New Roman" fo:font-size="12pt" style:font-size-asian="12pt" style:font-size-complex="12pt" fo:language="en" fo:country="US"/>
    </style:style>
    <style:style style:name="T842" style:parent-style-name="Absatz-Standardschriftart" style:family="text">
      <style:text-properties style:font-name="Times New Roman" style:letter-kerning="false" fo:font-size="12pt" style:font-size-asian="12pt" style:font-size-complex="12pt" fo:language="en" fo:country="US"/>
    </style:style>
    <style:style style:name="T843" style:parent-style-name="Absatz-Standardschriftart" style:family="text">
      <style:text-properties style:font-name="Times New Roman" fo:font-size="12pt" style:font-size-asian="12pt" style:font-size-complex="12pt" fo:language="en" fo:country="US"/>
    </style:style>
    <style:style style:name="T844" style:parent-style-name="Absatz-Standardschriftart" style:family="text">
      <style:text-properties style:font-name="Times New Roman" fo:font-size="12pt" style:font-size-asian="12pt" style:font-size-complex="12pt" fo:language="en" fo:country="US"/>
    </style:style>
    <style:style style:name="P845" style:parent-style-name="Standard" style:family="paragraph">
      <style:paragraph-properties fo:text-align="start" fo:text-indent="0.4916in"/>
    </style:style>
    <style:style style:name="T846" style:parent-style-name="Absatz-Standardschriftart" style:family="text">
      <style:text-properties style:font-name="Times New Roman" fo:font-size="12pt" style:font-size-asian="12pt" style:font-size-complex="12pt" fo:language="en" fo:country="US"/>
    </style:style>
    <style:style style:name="P847" style:parent-style-name="Standard" style:family="paragraph">
      <style:paragraph-properties fo:text-align="start" fo:text-indent="0.4916in"/>
    </style:style>
    <style:style style:name="T848" style:parent-style-name="Absatz-Standardschriftart" style:family="text">
      <style:text-properties style:font-name="Times New Roman" fo:font-size="12pt" style:font-size-asian="12pt" style:font-size-complex="12pt" fo:language="en" fo:country="US"/>
    </style:style>
    <style:style style:name="P849" style:parent-style-name="Standard" style:family="paragraph">
      <style:paragraph-properties fo:text-align="start" fo:text-indent="0.4916in"/>
    </style:style>
    <style:style style:name="T85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851"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852" style:parent-style-name="Absatz-Standardschriftart" style:family="text">
      <style:text-properties style:font-name="Times New Roman" fo:font-size="12pt" style:font-size-asian="12pt" style:font-size-complex="12pt" fo:language="da" fo:country="DK"/>
    </style:style>
    <style:style style:name="T853" style:parent-style-name="Absatz-Standardschriftart" style:family="text">
      <style:text-properties style:font-name="Times New Roman" fo:font-size="12pt" style:font-size-asian="12pt" style:font-size-complex="12pt" fo:language="en" fo:country="US"/>
    </style:style>
    <style:style style:name="P854" style:parent-style-name="Standard" style:family="paragraph">
      <style:paragraph-properties fo:text-align="start" fo:text-indent="0.4916in"/>
    </style:style>
    <style:style style:name="T85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56" style:parent-style-name="Absatz-Standardschriftart" style:family="text">
      <style:text-properties style:font-name="Times New Roman" fo:font-size="12pt" style:font-size-asian="12pt" style:font-size-complex="12pt" fo:language="en" fo:country="US"/>
    </style:style>
    <style:style style:name="P857" style:parent-style-name="Standard" style:family="paragraph">
      <style:paragraph-properties fo:text-align="start" fo:text-indent="0.4916in"/>
    </style:style>
    <style:style style:name="T85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59" style:parent-style-name="Absatz-Standardschriftart" style:family="text">
      <style:text-properties style:font-name="Times New Roman" fo:font-size="12pt" style:font-size-asian="12pt" style:font-size-complex="12pt" fo:language="en" fo:country="US"/>
    </style:style>
    <style:style style:name="P8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63" style:parent-style-name="Standard" style:family="paragraph">
      <style:paragraph-properties fo:text-align="start" fo:text-indent="0in"/>
    </style:style>
    <style:style style:name="T864" style:parent-style-name="Absatz-Standardschriftart" style:family="text">
      <style:text-properties style:font-name="Times New Roman" fo:font-size="12pt" style:font-size-asian="12pt" style:font-size-complex="12pt" fo:language="en" fo:country="US"/>
    </style:style>
    <style:style style:name="T865" style:parent-style-name="Absatz-Standardschriftart" style:family="text">
      <style:text-properties style:font-name="Times New Roman" fo:font-size="12pt" style:font-size-asian="12pt" style:font-size-complex="12pt" fo:language="en" fo:country="US" style:language-asian="de" style:country-asian="DE"/>
    </style:style>
    <style:style style:name="P8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8" style:parent-style-name="Standard" style:family="paragraph">
      <style:paragraph-properties fo:text-align="start" fo:text-indent="0in"/>
    </style:style>
    <style:style style:name="T869" style:parent-style-name="Absatz-Standardschriftart" style:family="text">
      <style:text-properties style:font-name="Times New Roman" fo:font-size="12pt" style:font-size-asian="12pt" style:font-size-complex="12pt" fo:language="en" fo:country="US"/>
    </style:style>
    <style:style style:name="T87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P873" style:parent-style-name="CommentText" style:family="paragraph">
      <style:paragraph-properties fo:text-align="start" fo:text-indent="0in"/>
    </style:style>
    <style:style style:name="P874" style:parent-style-name="CommentText" style:family="paragraph">
      <style:paragraph-properties fo:text-align="start" fo:text-indent="0in"/>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T88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84" style:parent-style-name="Standard" style:family="paragraph">
      <style:paragraph-properties fo:text-align="start" fo:text-indent="0in"/>
    </style:style>
    <style:style style:name="T885" style:parent-style-name="DefaultParagraphFont" style:family="text">
      <style:text-properties style:font-name="Times New Roman" fo:font-size="12pt" style:font-size-asian="12pt" style:font-size-complex="12pt" fo:language="en" fo:country="US"/>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T889" style:parent-style-name="DefaultParagraphFont" style:family="text">
      <style:text-properties style:font-name="Times New Roman" fo:font-size="12pt" style:font-size-asian="12pt" style:font-size-complex="12pt" fo:language="en" fo:country="US"/>
    </style:style>
    <style:style style:name="T890" style:parent-style-name="DefaultParagraphFont" style:family="text">
      <style:text-properties style:font-name="Times New Roman"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DefaultParagraphFont" style:family="text">
      <style:text-properties style:font-name="Times New Roman" fo:font-size="12pt" style:font-size-asian="12pt" style:font-size-complex="12pt" fo:language="en" fo:country="US"/>
    </style:style>
    <style:style style:name="T893" style:parent-style-name="DefaultParagraphFont" style:family="text">
      <style:text-properties style:font-name="Times New Roman" fo:font-size="12pt" style:font-size-asian="12pt" style:font-size-complex="12pt" fo:language="en" fo:country="US"/>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P896" style:parent-style-name="CommentText" style:family="paragraph">
      <style:paragraph-properties fo:text-align="start" fo:text-indent="0in"/>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DefaultParagraphFont" style:family="text">
      <style:text-properties style:font-name="Times New Roman" fo:font-size="12pt" style:font-size-asian="12pt" style:font-size-complex="12pt" fo:language="en" fo:country="US"/>
    </style:style>
    <style:style style:name="T900" style:parent-style-name="DefaultParagraphFont" style:family="text">
      <style:text-properties style:font-name="Times New Roman" fo:font-size="12pt" style:font-size-asian="12pt" style:font-size-complex="12pt" fo:language="en" fo:country="US"/>
    </style:style>
    <style:style style:name="P901"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Bit to much maybe. Maybe better:</text:p></office:annotation><office:annotation office:name="1" xml:id="753933664"><dc:creator>Janka Hauffe</dc:creator><dc:date>2025-02-28T10:54:00</dc:date><meta:creator-initials>JH</meta:creator-initials><text:p text:style-name="P5">Imagine waking up and noticing that you're a bit more disoriented than usual, finding it harder to concentrate, or struggling to remember simple tasks from the day before.<text:s/></text:p></office:annotation>Imagine waking up one day<text:s/></text:span><text:span text:style-name="T6"><office:annotation-end office:name="0"/></text:span><text:span text:style-name="T7"><office:annotation-end office:name="1"/></text:span><text:span text:style-name="T8">feeling disoriented, unable to concentrate, or struggling to remember simple tasks from the day before. For many individuals recovering from COVID-19, this mental cloudiness, often described as "</text:span><text:span text:style-name="T9"><office:annotation office:name="2" xml:id="860640688"><dc:creator>Janka Hauffe</dc:creator><dc:date>2025-02-02T15:28:00</dc:date><meta:creator-initials>JH</meta:creator-initials><text:p text:style-name="P10">I need citation here</text:p></office:annotation>brain fog,"<text:s/></text:span><text:span text:style-name="T11"><office:annotation-end office:name="2"/></text:span><text:span text:style-name="T12">is a persistent reminder of their illness. These cognitive challenges, along with fatigue and other lingering symptoms,<text:s/></text:span><text:span text:style-name="T13">continue to<text:s/></text:span><text:span text:style-name="T14">affect their daily lives long after the infection has passed.</text:span></text:p>
      <text:p text:style-name="P15"><text:span text:style-name="T16">Cognition is the most complex function of the brain (</text:span><text:span text:style-name="T17"><office:annotation office:name="3" xml:id="980922611"><dc:creator>Janka Hauffe</dc:creator><dc:date>2025-02-02T13:34:00</dc:date><meta:creator-initials>JH</meta:creator-initials><text:p text:style-name="P18">@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4" xml:id="858514462"><dc:creator>Janka Hauffe</dc:creator><dc:date>2025-02-02T13:34:00</dc:date><meta:creator-initials>JH</meta:creator-initials><text:p text:style-name="P19">https://doi.org/10.1007/s10072-020-04737-3<text:s/></text:p></office:annotation>Birle et al., 2020</text:span><text:span text:style-name="T20"><office:annotation-end office:name="3"/></text:span><text:span text:style-name="T21"><office:annotation-end office:name="4"/></text:span><text:span text:style-name="T22">) and is defined as “the mental action or process of acquiring knowledge and understanding through thought, experience, and the senses” (Cambridge Cognition, 2015). It<text:s/></text:span><text:span text:style-name="T23">is essential for navigating the complexities of everyday life (Cambridge Cognition, 2015;<text:s/></text:span><text:span text:style-name="T24"><office:annotation office:name="5" xml:id="1443350534"><dc:creator>Janka Hauffe</dc:creator><dc:date>2025-02-02T15:04:00</dc:date><meta:creator-initials>JH</meta:creator-initials><text:p text:style-name="P25">@book{eysenck2018fundamentals, title={Fundamentals of cognition}, author={Eysenck, Michael W and Brysbaert, Marc}, year={2018}, publisher={Routledge} }<text:s/></text:p></office:annotation><office:annotation office:name="6" xml:id="1122986690"><dc:creator>Janka Hauffe</dc:creator><dc:date>2025-02-02T15:04:00</dc:date><meta:creator-initials>JH</meta:creator-initials><text:p text:style-name="P26"><text:a xlink:href="https://doi.org/10.4324/9781315617633" office:target-frame-name="_top" xlink:show="replace"><text:span text:style-name="Hyperlink">https://doi.org/10.4324/9781315617633</text:span></text:a></text:p></office:annotation>Eysenck &amp; Brysbaert, 2018</text:span><text:span text:style-name="T27"><office:annotation-end office:name="5"/></text:span><text:span text:style-name="T28"><office:annotation-end office:name="6"/></text:span><text:span text:style-name="T29">; Liu, Wang, Xin, Jiang &amp; Meng, 2024), enabling<text:s/></text:span><text:span text:style-name="T30"><office:annotation office:name="7" xml:id="2068082015"><dc:creator>Janka Hauffe</dc:creator><dc:date>2025-02-28T09:54:00</dc:date><meta:creator-initials>JH</meta:creator-initials><text:p text:style-name="P31">Individuals better?</text:p></office:annotation>us</text:span><text:span text:style-name="T32"><office:annotation-end office:name="7"/></text:span><text:span text:style-name="T33"><text:s/>to<text:s/></text:span><text:span text:style-name="T34">comprehend</text:span><text:span text:style-name="T35"><text:s/>and interact with the world around<text:s/></text:span><text:span text:style-name="T36"><office:annotation office:name="8" xml:id="1855725796"><dc:creator>Janka Hauffe</dc:creator><dc:date>2025-02-28T09:54:00</dc:date><meta:creator-initials>JH</meta:creator-initials><text:p text:style-name="P37">Them (if individuals)</text:p></office:annotation>us</text:span><text:span text:style-name="T38"><office:annotation-end office:name="8"/></text:span><text:span text:style-name="T39"><text:s/>(Eysenck &amp; Brysbaert, 2018). Cognition encompasses a<text:s/></text:span><text:span text:style-name="T40">range of mental processes</text:span><text:span text:style-name="T41">, including<text:s/></text:span><text:span text:style-name="T42">the acquisition, storage, manipulation, selection and retrieval of information (Cambridge Cognition, 2015;<text:s/></text:span><text:span text:style-name="T43"><office:annotation office:name="9" xml:id="57336690"><dc:creator>Janka Hauffe</dc:creator><dc:date>2025-02-02T13:47:00</dc:date><meta:creator-initials>JH</meta:creator-initials><text:p text:style-name="P44">@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0" xml:id="671001686"><dc:creator>Janka Hauffe</dc:creator><dc:date>2025-02-02T13:47:00</dc:date><meta:creator-initials>JH</meta:creator-initials><text:p text:style-name="P45"><text:a xlink:href="https://doi.org/10.1186/s12877-024-05041-x" office:target-frame-name="_top" xlink:show="replace"><text:span text:style-name="T46">https://doi.org/10.1186/s12877-024-05041-x</text:span></text:a></text:p></office:annotation>Liu, Wang, Xin, Wang, Jiang &amp; Meng, 2024)</text:span><text:span text:style-name="T47"><office:annotation-end office:name="9"/></text:span><text:span text:style-name="T48"><office:annotation-end office:name="10"/></text:span><text:span text:style-name="T49">,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50"><text:span text:style-name="T51">But what happens when these vital cognitive abilities begin to</text:span><text:span text:style-name="T52"><office:annotation office:name="11" xml:id="1391069361"><dc:creator>Janka Hauffe</dc:creator><dc:date>2025-02-02T15:11:00</dc:date><meta:creator-initials>JH</meta:creator-initials><text:p text:style-name="P53">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12" xml:id="355680813"><dc:creator>Janka Hauffe</dc:creator><dc:date>2025-02-02T15:22:00</dc:date><meta:creator-initials>JH</meta:creator-initials><text:p text:style-name="P54">But how do we cope when these essential cognitive abilities begin to decline?<text:s/></text:p></office:annotation><text:s/>decline</text:span><text:span text:style-name="CommentReference"><office:annotation-end office:name="11"/></text:span><text:span text:style-name="CommentReference"><office:annotation-end office:name="12"/></text:span><text:span text:style-name="T55">? Cognitive decline refers to varying degrees of damage to cognitive function resulting from<text:s/></text:span><text:span text:style-name="T56">a range of<text:s/></text:span><text:span text:style-name="T57">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text:s/></text:span><text:span text:style-name="T58">decline<text:s/></text:span><text:span text:style-name="T59">to mild cognitive impairment</text:span><text:span text:style-name="T60"><text:s/>and more severe forms</text:span><text:span text:style-name="T61">,<text:s/></text:span><text:span text:style-name="T62">such as dementia.<text:s/></text:span></text:p>
      <text:p text:style-name="P63"><text:span text:style-name="T64">Cognition can be<text:s/></text:span><text:span text:style-name="T65">assessed<text:s/></text:span><text:span text:style-name="T66">using<text:s/></text:span><text:span text:style-name="T67">various</text:span><text:span text:style-name="T68"><text:s/>methods, each<text:s/></text:span><text:span text:style-name="T69">differing</text:span><text:span text:style-name="T70"><text:s/>in their level of objectivity and sensitivity (Cambridge Cognition, 2015).</text:span><text:span text:style-name="T71"><text:s/></text:span><text:span text:style-name="T72"><office:annotation office:name="13" xml:id="1368895952"><dc:creator>Janka Hauffe</dc:creator><dc:date>2025-02-28T10:07:00</dc:date><meta:creator-initials>JH</meta:creator-initials><text:p text:style-name="P73">Delete?</text:p></office:annotation>Recognizing</text:span><text:span text:style-name="T74"><text:s/>the importance of cognition unde</text:span><text:span text:style-name="T75">r</text:span><text:span text:style-name="T76">s</text:span><text:span text:style-name="T77">cor</text:span><text:span text:style-name="T78">es the profound effects that<text:s/></text:span><text:span text:style-name="T79">cognitive decline</text:span><text:span text:style-name="T80"><text:s/>or<text:s/></text:span><text:span text:style-name="T81">impairment can have on an individual’s independence an</text:span><text:span text:style-name="T82">d</text:span><text:span text:style-name="T83"><text:s/>quality of life</text:span><text:span text:style-name="CommentReference"><office:annotation-end office:name="13"/></text:span><text:span text:style-name="T84">.<text:s/></text:span></text:p>
      <text:p text:style-name="P85">This thesis focuses on cognitive decline in individuals experiencing Post COVID-19 Syndrome<text:s/>and<text:s/>its impact on their general well-being.<text:s/>To fully understand this phenomenon, an overview of <text:s/>COVID-19 and its association with cognitive impairment in Post-COVID-19 Syndrome is first<text:s/>provided. Then, the distinction between subjective cognitive decline and objective cognitive impairment is explained. Next, the role of electroencephalography<text:s/>(EEG)<text:s/><text:soft-page-break/>as a neurophysiological tool for assessing cognitive function is introduced. Following this, existing<text:s/>EEG<text:s/>research<text:s/>on subjective and objective cognitive impairment, as well as its application in Post-COVID-19 Syndrome, is reviewed. Finally, the specific aim of this thesis<text:s/>is<text:s/>introduced, which is<text:s/>to explore how differences in objective cognitive performance after SARS-CoV-2 infection relate to self-reported cognitive impairment,<text:s/>general well-being, and EEG alterations<text:s/>in individuals with and without Post-COVID-19.</text:p>
      <text:p text:style-name="P86"/>
      <text:p text:style-name="P87">Theoretical Background</text:p>
      <text:p text:style-name="P88"><text:span text:style-name="T8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0">Cognitive Impairment in PCS</text:p>
      <text:p text:style-name="P91"><text:span text:style-name="T9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93"><text:span text:style-name="T94">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oft-page-break/><text:span text:style-name="T95">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96"><text:span text:style-name="T97">The discrepancies between self-reported cognitive difficulties and objective<text:s/></text:span><text:span text:style-name="T98">cognitive<text:s/></text:span><text:span text:style-name="T99">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100"><text:span text:style-name="T10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text:s/></text:span><text:span text:style-name="T102">domains</text:span><text:span text:style-name="T103">.<text:s/></text:span><text:span text:style-name="T104"><office:annotation office:name="14" xml:id="1797247249"><dc:creator>Janka Hauffe</dc:creator><dc:date>2025-02-10T12:37:00</dc:date><meta:creator-initials>JH</meta:creator-initials><text:p text:style-name="P105">Maybe not</text:p></office:annotation>The following sections provide an overview of both concepts, exploring their definitions, underlying mechanisms, and implications for research and clinical practice</text:span><text:span text:style-name="CommentReference"><office:annotation-end office:name="14"/></text:span><text:span text:style-name="T106">.<text:s/></text:span></text:p>
      <text:p text:style-name="P107"/>
      <text:p text:style-name="P108"><text:span text:style-name="T109">Subjective cognitive decline</text:span></text:p>
      <text:p text:style-name="P110"><text:span text:style-name="T111"><office:annotation office:name="15" xml:id="716635351"><dc:creator>Janka Hauffe</dc:creator><dc:date>2025-02-10T13:42:00</dc:date><meta:creator-initials>JH</meta:creator-initials><text:p text:style-name="P112">Or at the end of this section?</text:p></office:annotation>Several studies on subjective cognitive decline (SCD) do not differentiate between the terms<text:s/></text:span><text:span text:style-name="T113">impairment</text:span><text:span text:style-name="T114"><text:s/>(subjective cognitive impairment, SCI) and<text:s/></text:span><text:span text:style-name="T115">decline</text:span><text:span text:style-name="T116">. However, the term<text:s/></text:span><text:span text:style-name="T117">impairment</text:span><text:span text:style-name="T118"><text:s/>does not inherently indicate a temporal course of subjective cognitive change, as it can be of a chronic and stable nature and therefore requires an additional definition of onset. In contrast, the term<text:s/></text:span><text:span text:style-name="T119">decline</text:span><text:span text:style-name="T120"><text:s/>already includes the fact that an onset has occurred (Jessen et al. 2014). As this study focuses on cognitive difficulties in patients following infection with the SARS-CoV-2 virus, the term<text:s/></text:span><text:span text:style-name="T121">decline<text:s/></text:span><text:span text:style-name="T122">is more appropriate and will therefore be used throughout this thesis to ensure clarity and avoid confusion</text:span><text:span text:style-name="CommentReference"><office:annotation-end office:name="15"/></text:span><text:span text:style-name="T123">.<text:s/></text:span></text:p>
      <text:p text:style-name="P124"><text:span text:style-name="T125">Subjective cognitive decline (SCD) describes self-reported cognitive difficulties despite normal performance on standardized cognitive tests (</text:span><text:span text:style-name="T126"><office:annotation office:name="16" xml:id="2117673042"><dc:creator>Janka Hauffe</dc:creator><dc:date>2025-02-10T13:42:00</dc:date><meta:creator-initials>JH</meta:creator-initials><text:p text:style-name="P127">@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7" xml:id="1505304808"><dc:creator>Janka Hauffe</dc:creator><dc:date>2025-02-10T13:42:00</dc:date><meta:creator-initials>JH</meta:creator-initials><text:p text:style-name="P128"><text:a xlink:href="https://doi.org/10.1016/j.jalz.2014.01.001" office:target-frame-name="_top" xlink:show="replace"><text:span text:style-name="T129">https://doi.org/10.1016/j.jalz.2014.01.001</text:span></text:a></text:p></office:annotation>Jessen et al., 2014</text:span><text:span text:style-name="CommentReference"><office:annotation-end office:name="16"/></text:span><text:span text:style-name="CommentReference"><office:annotation-end office:name="17"/></text:span><text:span text:style-name="T130">;<text:s/></text:span><text:span text:style-name="T131"><office:annotation office:name="18" xml:id="1772235494"><dc:creator>Janka Hauffe</dc:creator><dc:date>2025-02-10T13:43:00</dc:date><meta:creator-initials>JH</meta:creator-initials><text:p text:style-name="P132">@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9" xml:id="650626805"><dc:creator>Janka Hauffe</dc:creator><dc:date>2025-02-10T13:43:00</dc:date><meta:creator-initials>JH</meta:creator-initials><text:p text:style-name="P133"><text:a xlink:href="https://doi.org/10.1016/j.biopsycho.2024.108823" office:target-frame-name="_top" xlink:show="replace"><text:span text:style-name="T134">https://doi.org/10.1016/j.biopsycho.2024.108823</text:span></text:a></text:p></office:annotation>Perez, Duque, Hidalgo &amp; Salvador, 2024</text:span><text:span text:style-name="CommentReference"><office:annotation-end office:name="18"/></text:span><text:span text:style-name="CommentReference"><office:annotation-end office:name="19"/></text:span><text:span text:style-name="T135">). The</text:span><text:span text:style-name="T136"><office:annotation office:name="20" xml:id="2134187571"><dc:creator>Janka Hauffe</dc:creator><dc:date>2025-02-10T14:01:00</dc:date><meta:creator-initials>JH</meta:creator-initials><text:p text:style-name="P137">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20"/></text:span><text:span text:style-name="T138">SCD was first introduced by researchers and clinicians in the field of AD in 2012 and has since been widely accepted (Jessen et al., 2014).<text:s/></text:span></text:p>
      <text:p text:style-name="P139"><text:span text:style-name="T140">To meet the diagnostic criteria for SCD, two conditions must be present (Jessen et al., 2014): (1) A self-perceived, persistent decline in cognitive capacity across various cognitive<text:s/></text:span><text:soft-page-break/><text:span text:style-name="T141">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142"><text:span text:style-name="T143">As the aging population grows</text:span><text:span text:style-name="T144"><office:annotation office:name="21" xml:id="427426826"><dc:creator>Janka Hauffe</dc:creator><dc:date>2025-02-10T14:12:00</dc:date><meta:creator-initials>JH</meta:creator-initials><text:p text:style-name="P145">As the older population continues to expand, there is a growing prevalence of individuals who experience subjective cognitive decline (SCD) (Perez et al., 2024).<text:s/></text:p></office:annotation><office:annotation office:name="22" xml:id="931824428"><dc:creator>Janka Hauffe</dc:creator><dc:date>2025-02-10T14:21:00</dc:date><meta:creator-initials>JH</meta:creator-initials><text:p text:style-name="P146">… experiencing SCD is also increasing.</text:p></office:annotation>, the prevalence of individuals experiencing SCD continues to rise (Perez et al., 2024).<text:s/></text:span><text:span text:style-name="CommentReference"><office:annotation-end office:name="21"/></text:span><text:span text:style-name="CommentReference"><office:annotation-end office:name="22"/></text:span><text:span text:style-name="T147"><office:annotation office:name="23" xml:id="185383510"><dc:creator>Janka Hauffe</dc:creator><dc:date>2025-02-10T14:20:00</dc:date><meta:creator-initials>JH</meta:creator-initials><text:p text:style-name="P148">This increasing prevalence, along with its potential role as a<text:s/><text:span text:style-name="T149">preclinical marker of cognitive impairment</text:span>, particularly in<text:s/><text:span text:style-name="T150">neurodegenerative diseases like Alzheimer’s disease (AD),</text:span><text:s/>has drawn significant attention in recent years (Jessen et al., 2014).<text:s/></text:p></office:annotation>Not</text:span><text:span text:style-name="CommentReference"><office:annotation-end office:name="23"/></text:span><text:span text:style-name="T151"><text:s/>only therefore has it gained increasing attention in recent years, but also due<text:s/></text:span><text:span text:style-name="T152">to its potential role as a preclinical marker of cognitive impairment, particularly in the context of neurodegenerative diseases such as Alzheimer’s disease (AD) (Jessen et al., 2014).<text:s/></text:span><text:span text:style-name="T153">A meta-analysis of longitudinal studies on SCD with a follow-up period of at least four years estimated that 27% of individuals with SCD progressed to MCI of 27 %, while 14% developed dementia (Mitchell et al., 2014).</text:span></text:p>
      <text:p text:style-name="P154"><text:span text:style-name="T155"><office:annotation office:name="24" xml:id="23321123"><dc:creator>Janka Hauffe</dc:creator><dc:date>2025-02-10T14:39:00</dc:date><meta:creator-initials>JH</meta:creator-initials><text:p text:style-name="P156"><text:span text:style-name="T157">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4"/></text:span><text:span text:style-name="T158"><text:s/>conclusion, although individuals with SCD perform within normal ranges on neuropsychological tests</text:span><text:span text:style-name="T159">,<text:s/></text:span><text:span text:style-name="T160">they face an increased risk of<text:s/></text:span><text:span text:style-name="T161">developing<text:s/></text:span><text:span text:style-name="T162">objective cognitive impairment, such as MCI</text:span><text:span text:style-name="T163"><text:s/>and<text:s/></text:span><text:span text:style-name="T164">AD (L i et al., 2022; Numbers et al., 2023; Rivas-</text:span><text:span text:style-name="T165"><office:annotation office:name="25" xml:id="781465710"><dc:creator>Janka Hauffe</dc:creator><dc:date>2025-02-28T11:13:00</dc:date><meta:creator-initials>JH</meta:creator-initials><text:p text:style-name="P166">.</text:p></office:annotation>Fern´andez<text:s/></text:span><text:span text:style-name="CommentReference"><office:annotation-end office:name="25"/></text:span><text:span text:style-name="T167">et al., 2023). Therefore,</text:span><text:span text:style-name="T168"><text:s/>identifying<text:s/></text:span><text:span text:style-name="T169">early and reliable biomarkers for the detection of SCD<text:s/></text:span><text:span text:style-name="T170">is crucial for</text:span><text:span text:style-name="T171"><text:s/>maintain</text:span><text:span text:style-name="T172">ing<text:s/></text:span><text:span text:style-name="T173">cognitive health and delay or prevent<text:s/></text:span><text:span text:style-name="T174">its<text:s/></text:span><text:span text:style-name="T175">progression to AD (Abdulrab &amp; Heun, 2008).</text:span></text:p>
      <text:p text:style-name="P176"/>
      <text:p text:style-name="P177">Objective cognitive impairment</text:p>
      <text:p text:style-name="P178"><text:bookmark-start text:name="_Hlk189048451"/><text:span text:style-name="T179">Objective cognitive impairment (OCI) refers to measurable deficits in cognitive function that exceed normal age-related decline and can be observed in various neurological disorders, with dementia being one of the most prevalent (</text:span><text:span text:style-name="T180"><office:annotation office:name="26" xml:id="333492297"><dc:creator>Janka Hauffe</dc:creator><dc:date>2025-02-10T17:48:00</dc:date><meta:creator-initials>JH</meta:creator-initials><text:p text:style-name="P18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7" xml:id="500647757"><dc:creator>Janka Hauffe</dc:creator><dc:date>2025-02-10T17:50:00</dc:date><meta:creator-initials>JH</meta:creator-initials><text:p text:style-name="P18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6"/></text:span><text:span text:style-name="CommentReference"><office:annotation-end office:name="27"/></text:span><text:span text:style-name="T183">). Among the different causes of dementia, AD is the most common and extensively studied (</text:span><text:span text:style-name="T184"><office:annotation office:name="28" xml:id="473326884"><dc:creator>Janka Hauffe</dc:creator><dc:date>2025-02-10T17:54:00</dc:date><meta:creator-initials>JH</meta:creator-initials><text:p text:style-name="P18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9" xml:id="984312518"><dc:creator>Janka Hauffe</dc:creator><dc:date>2025-02-10T17:54:00</dc:date><meta:creator-initials>JH</meta:creator-initials><text:p text:style-name="P18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8"/></text:span><text:span text:style-name="CommentReference"><office:annotation-end office:name="29"/></text:span><text:span text:style-name="T187">;<text:s/></text:span><text:span text:style-name="T188"><office:annotation office:name="30" xml:id="1950195093"><dc:creator>Janka Hauffe</dc:creator><dc:date>2025-02-10T17:14:00</dc:date><meta:creator-initials>JH</meta:creator-initials><text:p text:style-name="P18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1" xml:id="1006547694"><dc:creator>Janka Hauffe</dc:creator><dc:date>2025-02-10T17:17:00</dc:date><meta:creator-initials>JH</meta:creator-initials><text:p text:style-name="P190"><text:a xlink:href="https://doi.org/10.1586/ern.11.155" office:target-frame-name="_top" xlink:show="replace"><text:span text:style-name="T191">https://doi.org/10.1586/ern.11.155</text:span></text:a></text:p></office:annotation>Karantzoulis &amp; Galvin</text:span><text:span text:style-name="T192"><office:annotation-end office:name="30"/></text:span><text:span text:style-name="T193"><office:annotation-end office:name="31"/></text:span><text:span text:style-name="T194"><office:annotation office:name="32" xml:id="895347886"><dc:creator>Janka Hauffe</dc:creator><dc:date>2025-02-10T17:58:00</dc:date><meta:creator-initials>JH</meta:creator-initials><text:p text:style-name="P195">Shoul I provide one or two sentences more to AD?</text:p></office:annotation>, 2011</text:span><text:span text:style-name="CommentReference"><office:annotation-end office:name="32"/></text:span><text:span text:style-name="T19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97"><office:annotation office:name="33" xml:id="458486353"><dc:creator>Janka Hauffe</dc:creator><dc:date>2025-02-10T18:28:00</dc:date><meta:creator-initials>JH</meta:creator-initials><text:p text:style-name="P198">@article{petersen2004mild, title={Mild cognitive impairment as a diagnostic entity}, author={Petersen, Ronald C}, journal={Journal of internal medicine}, volume={256}, number={3}, pages={183--194}, year={2004}, publisher={Wiley Online Library} }<text:s/></text:p></office:annotation><office:annotation office:name="34" xml:id="1812416433"><dc:creator>Janka Hauffe</dc:creator><dc:date>2025-02-10T18:28:00</dc:date><meta:creator-initials>JH</meta:creator-initials><text:p text:style-name="P199"><text:a xlink:href="https://doi.org/10.1111/j.1365-2796.2004.01388.x" office:target-frame-name="_top" xlink:show="replace"><text:span text:style-name="T200">https://doi.org/10.1111/j.1365-2796.2004.01388.x</text:span></text:a></text:p></office:annotation>Petersen, 2004</text:span><text:span text:style-name="CommentReference"><office:annotation-end office:name="33"/></text:span><text:span text:style-name="CommentReference"><office:annotation-end office:name="34"/></text:span><text:span text:style-name="T201">), representing a transitional stage between normal brain aging and dementia (</text:span><text:span text:style-name="T202"><office:annotation office:name="35" xml:id="392500560"><dc:creator>Janka Hauffe</dc:creator><dc:date>2025-02-10T19:23:00</dc:date><meta:creator-initials>JH</meta:creator-initials><text:p text:style-name="P203">@article{petersen2016mild, title={Mild cognitive impairment}, author={Petersen, Ronald C}, journal={CONTINUUM: lifelong Learning in Neurology}, volume={22}, number={2}, pages={404--418}, year={2016}, publisher={LWW} }</text:p></office:annotation><office:annotation office:name="36" xml:id="1706922067"><dc:creator>Janka Hauffe</dc:creator><dc:date>2025-02-10T19:24:00</dc:date><meta:creator-initials>JH</meta:creator-initials><text:p text:style-name="P204"><text:a xlink:href="https://doi.org/10.1212/CON.0000000000000313" office:target-frame-name="_top" xlink:show="replace"><text:span text:style-name="T205">https://doi.org/10.1212/CON.0000000000000313</text:span></text:a></text:p></office:annotation>Petersen, 2016</text:span><text:span text:style-name="CommentReference"><office:annotation-end office:name="35"/></text:span><text:span text:style-name="CommentReference"><office:annotation-end office:name="36"/></text:span><text:span text:style-name="T206">; Petersen et al., 2018; Robert &amp; Knopman, 2013). Noteworthy, not all patients with MCI progress to dementia</text:span><text:span text:style-name="T207"><text:s/>(Petersen, 2016). Nevertheless, MCI is associated with a high risk of conversion to dementia within a relatively short period (Bischkopf, Busse &amp; Angermeyer,<text:s/></text:span><text:soft-page-break/><text:span text:style-name="T208">2002; Roberts &amp; Knopman, 2013), and has therefore become a significant global public health concern (</text:span><text:span text:style-name="T209"><office:annotation office:name="37" xml:id="1789108444"><dc:creator>Janka Hauffe</dc:creator><dc:date>2025-02-10T16:40:00</dc:date><meta:creator-initials>JH</meta:creator-initials><text:p text:style-name="P210">Petersen RC, Lopez O Armstrongmj, et al. Practice guideline update sum-</text:p><text:p text:style-name="P211">mary: mild cognitive impairment: report of the Guideline Development, Dis-</text:p><text:p text:style-name="P212">semination, and implementation Subcommittee of the American Academy</text:p><text:p text:style-name="P213">of neurology [J]. Neurology. 2018;90(3):126–35</text:p></office:annotation>Petersen</text:span><text:span text:style-name="T214"><office:annotation-end office:name="37"/></text:span><text:span text:style-name="T215"><text:s/>et al., 2018; Roberts &amp; Knopman, 2013). The prevalence of MCI among individuals over 60 is estimated to be between 15% and 20% (Petersen, 2016).<text:s/></text:span></text:p>
      <text:p text:style-name="P216"><text:span text:style-name="T217"><office:annotation office:name="38" xml:id="1063848586"><dc:creator>Janka Hauffe</dc:creator><dc:date>2025-02-10T18:56:00</dc:date><meta:creator-initials>JH</meta:creator-initials><text:p text:style-name="P218">Can I do that, eventhough it doesn‘t completely refers to the sentence before?</text:p></office:annotation>Of these individuals<text:s/></text:span><text:span text:style-name="CommentReference"><office:annotation-end office:name="38"/></text:span><text:span text:style-name="T219">with MCI, 10-15% develop dementia annually, compared to a 1-2% annual developing rate among healthy controls</text:span><text:span text:style-name="T220"><text:s/>(Petersen, Stevens, Ganguli &amp; Tangalos, 2001; Shah, Tangalos &amp; Petersen, 2000)</text:span><text:span text:style-name="T221">.</text:span></text:p>
      <text:p text:style-name="P222"><text:span text:style-name="T223"><text:tab/></text:span><text:span text:style-name="T224"><office:annotation office:name="39" xml:id="159519275"><dc:creator>Janka Hauffe</dc:creator><dc:date>2025-02-10T19:23:00</dc:date><meta:creator-initials>JH</meta:creator-initials><text:p text:style-name="P225">The<text:s/><text:span text:style-name="T226">DSM-5</text:span><text:s/>introduced<text:s/><text:span text:style-name="T227">Mild Neurocognitive Disorder (mild NCD)</text:span><text:s/>as a<text:s/><text:span text:style-name="T228">predementia phase</text:span>, which is conceptually<text:s/><text:span text:style-name="T229">similar to Mild Cognitive Impairment (MCI)</text:span><text:s/>(Petersen, 2016). According to the DSM-5, the<text:s/><text:span text:style-name="T230">diagnostic criteria for NCD</text:span>—and therefore also for<text:s/><text:span text:style-name="T231">MCI</text:span><text:s/>(Petersen, 2016)—include:</text:p><text:list text:style-name="LFO1" text:continue-numbering="true"><text:list-item><text:p text:style-name="P232"><text:span text:style-name="T233">A decline in cognitive abilities in one or more cognitive domains</text:span>, identified through a combination of<text:s/><text:span text:style-name="T234">subjective concerns and objective assessment</text:span>, as both complement each other in the diagnostic process.</text:p></text:list-item><text:list-item><text:p text:style-name="P235"><text:span text:style-name="T236">Preserved daily functioning</text:span>, meaning that cognitive impairments do not significantly interfere with independent daily activities (also in<text:s/><text:span text:style-name="T237">MCI</text:span>) (Petersen, 2016).</text:p></text:list-item><text:list-item><text:p text:style-name="P238"><text:span text:style-name="T239">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240">introduced Mild Neurocognitive Disorder (mild NCD) (as a predementia phase), which is conceptually similar to MCI (Petersen, 2016). The diagnostic criteria for NCD (and therefore also for MCI (Petersen, 2016)) are according to<text:s/></text:span><text:span text:style-name="T241"><office:annotation office:name="40" xml:id="810421002"><dc:creator>Janka Hauffe</dc:creator><dc:date>2025-02-10T19:11:00</dc:date><meta:creator-initials>JH</meta:creator-initials><text:p text:style-name="P242">cite</text:p></office:annotation>the DSM-5</text:span><text:span text:style-name="CommentReference"><office:annotation-end office:name="40"/></text:span><text:span text:style-name="T243">: (1) A decline in cognitive abilities in one or more cognitive domains. This decline must be identified through a combination of subjective concerns and objective assessment,<text:s/></text:span><text:span text:style-name="T244"><office:annotation office:name="41" xml:id="1712858328"><dc:creator>Janka Hauffe</dc:creator><dc:date>2025-02-10T19:15:00</dc:date><meta:creator-initials>JH</meta:creator-initials><text:p text:style-name="P245">Delete?</text:p></office:annotation>as they complement each other in the diagnostic process.<text:s/></text:span><text:span text:style-name="CommentReference"><office:annotation-end office:name="41"/></text:span><text:span text:style-name="T246">(2) Daily function remains preserved (also in MCI (Petersen, 2016)) and (3) the cognitive impairment cannot be better explained through a psychological disease.<text:s/></text:span></text:p>
      <text:p text:style-name="P247"><text:span text:style-name="T248">However, MCI is not a homogeneous condition, as cognitive and functional severity<text:s/></text:span><text:span text:style-name="T249">varies<text:s/></text:span><text:span text:style-name="T250">widely among individuals meeting the diagnostic criteria (Roberts &amp;<text:s/></text:span><text:span text:style-name="T251"><office:annotation office:name="42" xml:id="1926443052"><dc:creator>Janka Hauffe</dc:creator><dc:date>2025-02-10T19:26:00</dc:date><meta:creator-initials>JH</meta:creator-initials><text:p text:style-name="P252">This variability highlights the complexity of MCI as a clinical syndrome and underscores the importance of early and accurate assessment.<text:s/></text:p></office:annotation>Knopman, 2013</text:span><text:span text:style-name="T253"><office:annotation-end office:name="42"/></text:span><text:span text:style-name="T254">).</text:span><text:bookmark-end text:name="_Hlk189048451"/></text:p>
      <text:p text:style-name="P255"><text:span text:style-name="T256"><text:tab/>Research suggests a link between PCS and increased risk of MCI.<text:s/></text:span><text:span text:style-name="T257">Bohlken, Weber, Heller, Michalowsky &amp; Kostev (2022) found th</text:span><text:span text:style-name="T258">at patients diagnosed with COVID-19<text:s/></text:span><text:span text:style-name="T259">had a</text:span><text:span text:style-name="T260"><text:s/>significantly increased risk of MCI<text:s/></text:span><text:span text:style-name="T261">–<text:s/></text:span><text:span text:style-name="T262">refer</text:span><text:span text:style-name="T263">r</text:span><text:span text:style-name="T264">ed to as mild cognitive d</text:span><text:span text:style-name="T265">i</text:span><text:span text:style-name="T266">sease</text:span><text:span text:style-name="T267"><text:s/>(MCD)</text:span><text:span text:style-name="T268"><text:s/>in their study –<text:s/></text:span><text:span text:style-name="T269">compared to<text:s/></text:span><text:span text:style-name="T270">those</text:span><text:span text:style-name="T271"><text:s/>with other acute upper respiratory infections.<text:s/></text:span><text:span text:style-name="T272">Addition</text:span><text:span text:style-name="T273">a</text:span><text:span text:style-name="T274">lly, Schild et al. (2022) objectively<text:s/></text:span><text:span text:style-name="T275">confirme</text:span><text:span text:style-name="T276">d</text:span><text:span text:style-name="T277"><text:s/>NCD</text:span><text:span text:style-name="T278"><text:s/>in around 60% of individuals</text:span><text:span text:style-name="T279"><text:s/>with<text:s/></text:span><text:span text:style-name="T280">PCS with SCD</text:span><text:span text:style-name="T281"><text:s/></text:span><text:span text:style-name="T282">in their study. This is why the context of MCI is<text:s/></text:span><text:span text:style-name="T283"><office:annotation office:name="43" xml:id="1108581838"><dc:creator>Janka Hauffe</dc:creator><dc:date>2025-02-28T13:31:00</dc:date><meta:creator-initials>JH</meta:creator-initials><text:p text:style-name="P284">Therefore, discussing MCI in this context is essential to understanding PCS-related cognitive impairment<text:s/></text:p></office:annotation>discussed here</text:span><text:span text:style-name="CommentReference"><office:annotation-end office:name="43"/></text:span><text:span text:style-name="T285">.<text:s/></text:span></text:p>
      <text:p text:style-name="P286"><text:span text:style-name="T287"><text:tab/></text:span><text:span text:style-name="T288">As described,<text:s/></text:span><text:span text:style-name="T289">SCD and MCI are distin</text:span><text:span text:style-name="T290">ct<text:s/></text:span><text:span text:style-name="T291">measures of cognitive<text:s/></text:span><text:span text:style-name="T292">difficulties</text:span><text:span text:style-name="T293">,</text:span><text:span text:style-name="T294"><text:s/>yet they are interconnected<text:s/></text:span><text:span text:style-name="T295">and can both be observed in patients with PCS</text:span><text:span text:style-name="T296">.<text:s/></text:span><text:span text:style-name="T297">Since SCD</text:span><text:span text:style-name="T298"><text:s/>can</text:span><text:span text:style-name="T299"><text:s/>progress</text:span><text:span text:style-name="T300"><text:s/>to MCI</text:span><text:span text:style-name="T301">,<text:s/></text:span><text:span text:style-name="T302">and MCI can<text:s/></text:span><text:span text:style-name="T303">further advance</text:span><text:span text:style-name="T304"><text:s/>to AD,<text:s/></text:span><text:span text:style-name="T305">identify</text:span><text:span text:style-name="T306">ing</text:span><text:span text:style-name="T307"><text:s/>early and reliable biomarkers for<text:s/></text:span><text:span text:style-name="T308">both conditions is crucial<text:s/></text:span><text:span text:style-name="T309">for maintaining cognitive health and delay</text:span><text:span text:style-name="T310">ing</text:span><text:span text:style-name="T311"><text:s/>or prevent</text:span><text:span text:style-name="T312">ing</text:span><text:span text:style-name="T313"><text:s/></text:span><text:span text:style-name="T314">disease progression<text:s/></text:span><text:span text:style-name="T315">(Abdulrab &amp; Heun, 2008).<text:s/></text:span><text:span text:style-name="T316">Given th</text:span><text:span text:style-name="T317">is</text:span><text:span text:style-name="T318"><text:s/>clinical importance of detecting cognitive impairment as early as possible, electroencephalography (EEG) has been proven to be a valuable tool for<text:s/></text:span><text:span text:style-name="T319"><office:annotation office:name="46" xml:id="1911527950"><dc:creator>Janka Hauffe</dc:creator><dc:date>2025-02-11T13:24:00</dc:date><meta:creator-initials>JH</meta:creator-initials><text:p text:style-name="P320">(Jessen et al., 2014; Babiloni et al., 2016<text:s/></text:p></office:annotation>assessing both SCI (</text:span><text:span text:style-name="T321"><office:annotation office:name="44" xml:id="1946662750"><dc:creator>Janka Hauffe</dc:creator><dc:date>2025-02-11T12:19:00</dc:date><meta:creator-initials>JH</meta:creator-initials><text:p text:style-name="P322">From Babiloni et al., 2016</text:p></office:annotation><office:annotation office:name="45" xml:id="1144727041"><dc:creator>Janka Hauffe</dc:creator><dc:date>2025-02-11T15:33:00</dc:date><meta:creator-initials>JH</meta:creator-initials><text:p text:style-name="P323"><text:span text:style-name="T324">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325"><office:annotation-end office:name="44"/></text:span><text:span text:style-name="CommentReference"><office:annotation-end office:name="45"/></text:span><text:span text:style-name="T326">) and MCI/AD</text:span><text:span text:style-name="T327"><office:annotation-end office:name="46"/></text:span><text:span text:style-name="T328"><text:s/>(Babiloni et al., 2011;<text:s/></text:span><text:span text:style-name="T329"><office:annotation office:name="47" xml:id="2112554087"><dc:creator>Janka Hauffe</dc:creator><dc:date>2025-02-11T12:12:00</dc:date><meta:creator-initials>JH</meta:creator-initials><text:p text:style-name="P330">@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48" xml:id="326174352"><dc:creator>Janka Hauffe</dc:creator><dc:date>2025-02-11T12:13:00</dc:date><meta:creator-initials>JH</meta:creator-initials><text:p text:style-name="P331"><text:a xlink:href="https://doi.org/10.1007/BF01271469" office:target-frame-name="_top" xlink:show="replace"><text:span text:style-name="Hyperlink">https://doi.org/10.1007/BF01271469</text:span></text:a></text:p></office:annotation>Dierks, Frölich, Ihl &amp; Maurer, 1994</text:span><text:span text:style-name="T332"><office:annotation-end office:name="47"/></text:span><text:span text:style-name="T333"><office:annotation-end office:name="48"/></text:span><text:span text:style-name="T334">; Jeong, 2024;<text:s/></text:span><text:span text:style-name="T335"><office:annotation office:name="49" xml:id="1705201920"><dc:creator>Janka Hauffe</dc:creator><dc:date>2025-02-11T12:08:00</dc:date><meta:creator-initials>JH</meta:creator-initials><text:p text:style-name="P336">@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0" xml:id="448818717"><dc:creator>Janka Hauffe</dc:creator><dc:date>2025-02-11T12:09:00</dc:date><meta:creator-initials>JH</meta:creator-initials><text:p text:style-name="P337"><text:a xlink:href="https://doi.org/10.1016/j.biopsycho.2024.108823" office:target-frame-name="_top" xlink:show="replace"><text:span text:style-name="T338">https://doi.org/10.1016/j.biopsycho.2024.108823</text:span></text:a></text:p></office:annotation>Perez, Duque, Hidalgo &amp; Salvador, 2024</text:span><text:span text:style-name="T339"><office:annotation-end office:name="49"/></text:span><text:span text:style-name="T340"><office:annotation-end office:name="50"/></text:span><text:span text:style-name="T341">;<text:s/></text:span><text:span text:style-name="T342"><office:annotation office:name="51" xml:id="1384163821"><dc:creator>Janka Hauffe</dc:creator><dc:date>2025-02-11T12:21:00</dc:date><meta:creator-initials>JH</meta:creator-initials><text:p text:style-name="P343">From Babiloni et al., 2016</text:p></office:annotation>Celesia et al., 1987, Rossini et al., 2007, Rossini, 2009, Yener et al., 2008, Yener et al., 2009</text:span><text:span text:style-name="T344"><office:annotation-end office:name="51"/></text:span><text:span text:style-name="T345">).</text:span></text:p>
      <text:p text:style-name="P346"/>
      <text:p text:style-name="P347"><text:span text:style-name="T348">E</text:span><text:span text:style-name="T349"><office:annotation office:name="52" xml:id="268230818"><dc:creator>Janka Hauffe</dc:creator><dc:date>2025-02-23T09:40:00</dc:date><meta:creator-initials>JH</meta:creator-initials><text:p text:style-name="P350"><text:span text:style-name="T351">The results support the assumption that cognitive decline in dementia can be assessed by measuring the electrical activity of the brain (Dierks, Frölich, Ihl &amp; Maurer, 1994).</text:span></text:p></office:annotation>EG</text:span><text:span text:style-name="CommentReference"><office:annotation-end office:name="52"/></text:span><text:span text:style-name="T352"><text:s/>as a Tool to as</text:span><text:span text:style-name="T353"><office:annotation office:name="53" xml:id="1937836202"><dc:creator>Janka Hauffe</dc:creator><dc:date>2025-02-11T13:27:00</dc:date><meta:creator-initials>JH</meta:creator-initials><text:p text:style-name="P354">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355"><office:annotation-end office:name="53"/></text:span><text:span text:style-name="T356">impairment</text:span></text:p>
      <text:soft-page-break/>
      <text:p text:style-name="P357"><text:span text:style-name="T358">EEG is a neurophysiological technique that records brain electrical activity via scalp electrodes (Babiloni et al., 2011; Babiloni et al., 2016), providing a direct, real-time view of human brain function in physiological and pathological conditions (</text:span><text:span text:style-name="T359"><office:annotation office:name="54" xml:id="1666158725"><dc:creator>Janka Hauffe</dc:creator><dc:date>2025-02-12T07:55:00</dc:date><meta:creator-initials>JH</meta:creator-initials><text:p text:style-name="P360">@article{berger1929elektroenkephalogramm, title={{\"U}ber das elektroenkephalogramm des menschen}, author={Berger, Hans}, journal={Archiv f{\"u}r psychiatrie und nervenkrankheiten}, volume={87}, number={1}, pages={527--570}, year={1929} }<text:s/></text:p></office:annotation><office:annotation office:name="55" xml:id="1335489053"><dc:creator>Janka Hauffe</dc:creator><dc:date>2025-02-12T07:58:00</dc:date><meta:creator-initials>JH</meta:creator-initials><text:p text:style-name="P361"><text:a xlink:href="https://doi.org/10.1007/BF01797193" office:target-frame-name="_top" xlink:show="replace"><text:span text:style-name="Hyperlink">https://doi.org/10.1007/BF01797193</text:span></text:a></text:p></office:annotation>Berger, 1929</text:span><text:span text:style-name="CommentReference"><office:annotation-end office:name="54"/></text:span><text:span text:style-name="CommentReference"><office:annotation-end office:name="55"/></text:span><text:span text:style-name="T362">; Liu et al., 2024).<text:s/></text:span></text:p>
      <text:p text:style-name="P363"><text:span text:style-name="T364"><text:tab/>The human brain consists of approximately 100 billion neurons, forming intricate synaptic networks that support cognitive<text:s/></text:span><text:span text:style-name="T365"><office:annotation office:name="56" xml:id="1329603482"><dc:creator>Janka Hauffe</dc:creator><dc:date>2025-02-12T08:41:00</dc:date><meta:creator-initials>JH</meta:creator-initials><text:p text:style-name="P366">Functioning?</text:p></office:annotation>function</text:span><text:span text:style-name="CommentReference"><office:annotation-end office:name="56"/></text:span><text:span text:style-name="T367"><text:s/>(</text:span><text:span text:style-name="T368"><office:annotation office:name="57" xml:id="1218443128"><dc:creator>Janka Hauffe</dc:creator><dc:date>2025-02-12T08:54:00</dc:date><meta:creator-initials>JH</meta:creator-initials><text:p text:style-name="P369">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7"/></text:span><text:span text:style-name="T370">). As the brain ages, these synaptic networks weaken due to synaptic pruning, neuronal apoptosis, and the loss of cortico-cortical connections, leading to a decline in cognitive function (</text:span><text:span text:style-name="T371"><office:annotation office:name="58" xml:id="781933420"><dc:creator>Janka Hauffe</dc:creator><dc:date>2025-02-11T12:18:00</dc:date><meta:creator-initials>JH</meta:creator-initials><text:p text:style-name="P372">From Babiloni et al., 2016</text:p></office:annotation>D'Amelio and Rossini, 2012</text:span><text:span text:style-name="T373"><office:annotation-end office:name="58"/></text:span><text:span text:style-name="T374">).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375"><office:annotation office:name="59" xml:id="2061970312"><dc:creator>Janka Hauffe</dc:creator><dc:date>2025-02-12T09:30:00</dc:date><meta:creator-initials>JH</meta:creator-initials><text:p text:style-name="P376">Is that true?</text:p></office:annotation>the functional alterations<text:s/></text:span><text:span text:style-name="CommentReference"><office:annotation-end office:name="59"/></text:span><text:span text:style-name="T377">associated with synaptic network weakening and cognitive decline (</text:span><text:span text:style-name="T378"><office:annotation office:name="60" xml:id="814804585"><dc:creator>Janka Hauffe</dc:creator><dc:date>2025-02-11T12:41:00</dc:date><meta:creator-initials>JH</meta:creator-initials><text:p text:style-name="P379">@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1" xml:id="1350439224"><dc:creator>Janka Hauffe</dc:creator><dc:date>2025-02-11T12:41:00</dc:date><meta:creator-initials>JH</meta:creator-initials><text:p text:style-name="P380"><text:a xlink:href="https://doi.org/10.3233/JAD-2011-0051" office:target-frame-name="_top" xlink:show="replace"><text:span text:style-name="T381">https://doi.org/10.3233/JAD-2011-0051</text:span></text:a></text:p></office:annotation>Babiloni et al., 2011</text:span><text:span text:style-name="T382"><office:annotation-end office:name="60"/></text:span><text:span text:style-name="T383"><office:annotation-end office:name="61"/></text:span><text:span text:style-name="T384">;<text:s/></text:span><text:span text:style-name="T385"><office:annotation office:name="62" xml:id="7118117"><dc:creator>Janka Hauffe</dc:creator><dc:date>2025-02-11T12:29:00</dc:date><meta:creator-initials>JH</meta:creator-initials><text:p text:style-name="P386">From Babiloni et al., 2016</text:p></office:annotation>Nunez et al., 2001</text:span><text:span text:style-name="T387"><office:annotation-end office:name="62"/></text:span><text:span text:style-name="T388"><office:annotation office:name="63" xml:id="1239727153"><dc:creator>Janka Hauffe</dc:creator><dc:date>2025-02-12T09:34:00</dc:date><meta:creator-initials>JH</meta:creator-initials><text:p text:style-name="P389"><text:span text:style-name="T390">EEG measures the electrical field obtained from the summations at scalp electrodes of the oscillatory component generated by postsynaptic potentials in pyramidal cortical neurons (Babiloni et al., 2021; Biasiucci et al., 2019).</text:span></text:p><text:p text:style-name="P391"><text:span text:style-name="T392">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93"><text:line-break/><text:line-break/>Should I add more here?</text:p></office:annotation>).</text:span><text:span text:style-name="CommentReference"><office:annotation-end office:name="63"/></text:span></text:p>
      <text:p text:style-name="P394"><text:span text:style-name="T395">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96"><office:annotation office:name="64" xml:id="1374906197"><dc:creator>Janka Hauffe</dc:creator><dc:date>2025-02-11T12:10:00</dc:date><meta:creator-initials>JH</meta:creator-initials><text:p text:style-name="P397">@article{jeong2004eeg, title={EEG dynamics in patients with Alzheimer's disease}, author={Jeong, Jaeseung}, journal={Clinical neurophysiology}, volume={115}, number={7}, pages={1490--1505}, year={2004}, publisher={Elsevier} }<text:s/></text:p></office:annotation><office:annotation office:name="65" xml:id="755644417"><dc:creator>Janka Hauffe</dc:creator><dc:date>2025-02-11T12:10:00</dc:date><meta:creator-initials>JH</meta:creator-initials><text:p text:style-name="P398"><text:a xlink:href="https://doi.org/10.1016/j.clinph.2004.01.001" office:target-frame-name="_top" xlink:show="replace"><text:span text:style-name="T399">https://doi.org/10.1016/j.clinph.2004.01.001</text:span></text:a></text:p></office:annotation>Jeong, 2004</text:span><text:span text:style-name="T400"><office:annotation-end office:name="64"/></text:span><text:span text:style-name="T401"><office:annotation-end office:name="65"/></text:span><text:span text:style-name="T402">) and other neurodegenerative disorders (cite).</text:span><text:span text:style-name="T403"><text:s/></text:span></text:p>
      <text:p text:style-name="P404"><text:span text:style-name="T405"><office:annotation office:name="66" xml:id="1598640840"><dc:creator>Janka Hauffe</dc:creator><dc:date>2025-02-23T10:04:00</dc:date><meta:creator-initials>JH</meta:creator-initials><text:p text:style-name="P406"><text:span text:style-name="T407">There is a good correlation between the degree of the EEG abnormality and cognitive impairment (Brenner et al., 1988; Erkinjuntti et al., 1988; Johannesson et al., 1979;</text:span></text:p><text:p text:style-name="P408"><text:span text:style-name="T409">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6"/></text:span><text:span text:style-name="T410">).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411"><office:annotation office:name="67" xml:id="1252881188"><dc:creator>Janka Hauffe</dc:creator><dc:date>2025-02-11T18:18:00</dc:date><meta:creator-initials>JH</meta:creator-initials><text:p text:style-name="P412">Delete?</text:p></office:annotation>and monitoring disease progression<text:s/></text:span><text:span text:style-name="CommentReference"><office:annotation-end office:name="67"/></text:span><text:span text:style-name="T413">(</text:span><text:span text:style-name="T414"><office:annotation office:name="68" xml:id="1455591793"><dc:creator>Janka Hauffe</dc:creator><dc:date>2025-02-11T12:21:00</dc:date><meta:creator-initials>JH</meta:creator-initials><text:p text:style-name="P415">From Babiloni et al., 2016</text:p></office:annotation>Celesia et al., 1987, Rossini et al., 2007, Rossini, 2009, Yener et al., 2008, Yener et al., 2009</text:span><text:span text:style-name="T416"><office:annotation-end office:name="68"/></text:span><text:span text:style-name="T417">).<text:s/></text:span></text:p>
      <text:p text:style-name="P418"><text:span text:style-name="T419"><office:annotation office:name="69" xml:id="1303051402"><dc:creator>Janka Hauffe</dc:creator><dc:date>2025-02-11T18:53:00</dc:date><meta:creator-initials>JH</meta:creator-initials><text:p text:style-name="P420">Or should I first mention all the advantages of neuroimaging, then say that and then the advantages of EEG compared to MRI etc. ?</text:p></office:annotation>Beginning in 1970, the clinical use of EEG<text:s/></text:span><text:span text:style-name="CommentReference"><office:annotation-end office:name="69"/></text:span><text:span text:style-name="T421">for diagnosing abnormal brain aging progressively supplanted as more advanced<text:s/></text:span><text:span text:style-name="T422"><office:annotation office:name="70" xml:id="63821536"><dc:creator>Janka Hauffe</dc:creator><dc:date>2025-02-11T18:56:00</dc:date><meta:creator-initials>JH</meta:creator-initials><text:p text:style-name="P423">Other word as EEG is not a neuroimaging technique</text:p></office:annotation>neuroimaging techniques<text:s/></text:span><text:span text:style-name="CommentReference"><office:annotation-end office:name="70"/></text:span><text:span text:style-name="T424">became available (Babiloni et al., 2011). Despite this (shift/transition)</text:span><text:span text:style-name="T425">,<text:s/></text:span><text:span text:style-name="T426">EEG remains a valuable and widely used tool in scientific research and (some) clinical settings due to its unique advantages over other neuroimaging techniques. EEG is a direct, non-invasive, safe, cost-effective and<text:s/></text:span><text:span text:style-name="T427"><office:annotation office:name="71" xml:id="1214374927"><dc:creator>Janka Hauffe</dc:creator><dc:date>2025-02-11T18:23:00</dc:date><meta:creator-initials>JH</meta:creator-initials><text:p text:style-name="P428">Delete here?</text:p></office:annotation>portable</text:span><text:span text:style-name="CommentReference"><office:annotation-end office:name="71"/></text:span><text:span text:style-name="T429"><text:s/>method, making it a simple and convenient tool for assessing brain function (Babiloni et al.,<text:s/></text:span><text:soft-page-break/><text:span text:style-name="T430">2016; Babiloni et al., 2021;<text:s/></text:span><text:span text:style-name="T431"><office:annotation office:name="72" xml:id="580171474"><dc:creator>Janka Hauffe</dc:creator><dc:date>2025-02-11T12:06:00</dc:date><meta:creator-initials>JH</meta:creator-initials><text:p text:style-name="P432">@article{biasiucci2019electroencephalography, title={Electroencephalography}, author={Biasiucci, Andrea and Franceschiello, Benedetta and Murray, Micah M}, journal={Current Biology}, volume={29}, number={3}, pages={R80--R85}, year={2019}, publisher={Elsevier} }<text:s/></text:p></office:annotation><office:annotation office:name="73" xml:id="1844004726"><dc:creator>Janka Hauffe</dc:creator><dc:date>2025-02-11T12:06:00</dc:date><meta:creator-initials>JH</meta:creator-initials><text:p text:style-name="P433"><text:a xlink:href="https://doi.org/10.1016/j.cub.2018.11.052" office:target-frame-name="_top" xlink:show="replace"><text:span text:style-name="Hyperlink">https://doi.org/10.1016/j.cub.2018.11.052</text:span></text:a></text:p></office:annotation>Biasiucci, Franceschiello &amp; Murray, 2019</text:span><text:span text:style-name="T434"><office:annotation-end office:name="72"/></text:span><text:span text:style-name="T435"><office:annotation-end office:name="73"/></text:span><text:span text:style-name="T436">;<text:s/></text:span><text:span text:style-name="T437"><office:annotation office:name="74" xml:id="727445112"><dc:creator>Janka Hauffe</dc:creator><dc:date>2025-02-11T12:02:00</dc:date><meta:creator-initials>JH</meta:creator-initials><text:p text:style-name="P438">@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5" xml:id="646142907"><dc:creator>Janka Hauffe</dc:creator><dc:date>2025-02-11T12:02:00</dc:date><meta:creator-initials>JH</meta:creator-initials><text:p text:style-name="P439"><text:a xlink:href="https://doi.org/10.1371/journal.pone.0244180" office:target-frame-name="_top" xlink:show="replace"><text:span text:style-name="Hyperlink">https://doi.org/10.1371/journal.pone.0244180</text:span></text:a></text:p></office:annotation>Meghdadi et al., 2021</text:span><text:span text:style-name="T440"><office:annotation-end office:name="74"/></text:span><text:span text:style-name="T441"><office:annotation-end office:name="75"/></text:span><text:span text:style-name="T442">;<text:s/></text:span><text:span text:style-name="T443"><office:annotation office:name="76" xml:id="36019469"><dc:creator>Janka Hauffe</dc:creator><dc:date>2025-02-11T11:56:00</dc:date><meta:creator-initials>JH</meta:creator-initials><text:p text:style-name="P444">@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7" xml:id="672177059"><dc:creator>Janka Hauffe</dc:creator><dc:date>2025-02-11T11:56:00</dc:date><meta:creator-initials>JH</meta:creator-initials><text:p text:style-name="P445"><text:a xlink:href="https://doi.org/10.1038/s41398-023-02681-2" office:target-frame-name="_top" xlink:show="replace"><text:span text:style-name="T446">https://doi.org/10.1038/s41398-023-02681-2</text:span></text:a></text:p></office:annotation>Neo, Foti, Keehn &amp; Kelleher, 2023</text:span><text:span text:style-name="T447"><office:annotation-end office:name="76"/></text:span><text:span text:style-name="T448"><office:annotation-end office:name="77"/></text:span><text:span text:style-name="T449">;<text:s/></text:span><text:span text:style-name="T450"><office:annotation office:name="78" xml:id="57243892"><dc:creator>Janka Hauffe</dc:creator><dc:date>2025-02-11T12:00:00</dc:date><meta:creator-initials>JH</meta:creator-initials><text:p text:style-name="P451">@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9" xml:id="562098074"><dc:creator>Janka Hauffe</dc:creator><dc:date>2025-02-11T12:00:00</dc:date><meta:creator-initials>JH</meta:creator-initials><text:p text:style-name="P452"><text:a xlink:href="https://doi.org/10.1016/j.clinph.2019.06.006" office:target-frame-name="_top" xlink:show="replace"><text:span text:style-name="Hyperlink">https://doi.org/10.1016/j.clinph.2019.06.006</text:span></text:a></text:p></office:annotation>Rossini et al., 2019</text:span><text:span text:style-name="T453"><office:annotation-end office:name="78"/></text:span><text:span text:style-name="T454"><office:annotation-end office:name="79"/></text:span><text:span text:style-name="T455">). Furthermore, EEG offers high temporal resolution (</text:span><text:span text:style-name="T456"><office:annotation office:name="80" xml:id="1192296597"><dc:creator>Janka Hauffe</dc:creator><dc:date>2025-02-11T12:02:00</dc:date><meta:creator-initials>JH</meta:creator-initials><text:p text:style-name="P457">@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1" xml:id="1414290914"><dc:creator>Janka Hauffe</dc:creator><dc:date>2025-02-11T12:02:00</dc:date><meta:creator-initials>JH</meta:creator-initials><text:p text:style-name="P458"><text:a xlink:href="https://doi.org/10.1371/journal.pone.0244180" office:target-frame-name="_top" xlink:show="replace"><text:span text:style-name="Hyperlink">https://doi.org/10.1371/journal.pone.0244180</text:span></text:a></text:p></office:annotation>Meghdadi et al., 2021</text:span><text:span text:style-name="T459"><office:annotation-end office:name="80"/></text:span><text:span text:style-name="T460"><office:annotation-end office:name="81"/></text:span><text:span text:style-name="T461">;<text:s/></text:span><text:span text:style-name="T462"><office:annotation office:name="82" xml:id="1013172376"><dc:creator>Janka Hauffe</dc:creator><dc:date>2025-02-11T12:20:00</dc:date><meta:creator-initials>JH</meta:creator-initials><text:p text:style-name="P463">From Babiloni et al., 2016</text:p></office:annotation>Rossini et al., 2004</text:span><text:span text:style-name="T464"><office:annotation-end office:name="82"/></text:span><text:span text:style-name="T465">;<text:s/></text:span><text:span text:style-name="T466"><office:annotation office:name="83" xml:id="1813417967"><dc:creator>Janka Hauffe</dc:creator><dc:date>2025-02-11T12:00:00</dc:date><meta:creator-initials>JH</meta:creator-initials><text:p text:style-name="P467">@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4" xml:id="1243177336"><dc:creator>Janka Hauffe</dc:creator><dc:date>2025-02-11T12:00:00</dc:date><meta:creator-initials>JH</meta:creator-initials><text:p text:style-name="P468"><text:a xlink:href="https://doi.org/10.1016/j.clinph.2019.06.006" office:target-frame-name="_top" xlink:show="replace"><text:span text:style-name="Hyperlink">https://doi.org/10.1016/j.clinph.2019.06.006</text:span></text:a></text:p></office:annotation>Rossini et al., 2019</text:span><text:span text:style-name="T469"><office:annotation-end office:name="83"/></text:span><text:span text:style-name="T470"><office:annotation-end office:name="84"/></text:span><text:span text:style-name="T471">) (time resolution of ≤ 1 ms),<text:s/></text:span><text:span text:style-name="T472"><office:annotation office:name="85" xml:id="1560973093"><dc:creator>Janka Hauffe</dc:creator><dc:date>2025-02-12T08:09:00</dc:date><meta:creator-initials>JH</meta:creator-initials><text:p text:style-name="P473">umschreiben</text:p></office:annotation>enabling it to provide neurophysiological data that cannot be obtained from other neuroimaging techniques (</text:span><text:span text:style-name="CommentReference"><office:annotation-end office:name="85"/></text:span><text:span text:style-name="T474">Biasiucci et al., 2019).<text:s/></text:span></text:p>
      <text:p text:style-name="P475">Another advantage is its repeatability – EEG markers remain largely unaffected by meta-learning relative to task progression, allowing for repeated assessments throughout disease progression (Babiloni et al., 2016).<text:s/></text:p>
      <text:p text:style-name="P476"><text:span text:style-name="T477">Additionally,<text:s/></text:span><text:span text:style-name="T478"><office:annotation office:name="86" xml:id="382000587"><dc:creator>Janka Hauffe</dc:creator><dc:date>2025-02-23T10:50:00</dc:date><meta:creator-initials>JH</meta:creator-initials><text:p text:style-name="P479">Double information</text:p></office:annotation>EEG’s portability<text:s/></text:span><text:span text:style-name="CommentReference"><office:annotation-end office:name="86"/></text:span><text:span text:style-name="T480">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481"><office:annotation office:name="87" xml:id="56235754"><dc:creator>Janka Hauffe</dc:creator><dc:date>2025-02-12T12:19:00</dc:date><meta:creator-initials>JH</meta:creator-initials><text:p text:style-name="P482">Saby JN, Marshall PJ. The utility of EEG band power analysis in the study of infancy and early childhood. Dev Neuropsychol. 2012;37:253–73.<text:s/></text:p><text:p text:style-name="P483"/><text:p text:style-name="P484"><text:span text:style-name="T485">Third, resting state EEG data may be collected from individuals with a wide range of developmental and functioning levels (23).</text:span></text:p></office:annotation>recorded in highly comparable<text:s/></text:span><text:span text:style-name="CommentReference"><office:annotation-end office:name="87"/></text:span><text:span text:style-name="T486">experimental conditions in healthy subject, subjects with SCD, subjects with MCI and subjects with more progressed disease such as AD (</text:span><text:span text:style-name="T487"><office:annotation office:name="88" xml:id="1835313223"><dc:creator>Janka Hauffe</dc:creator><dc:date>2025-02-11T12:24:00</dc:date><meta:creator-initials>JH</meta:creator-initials><text:p text:style-name="P488">From Babiloni et al., 2016</text:p></office:annotation>Rossini et al., 2007</text:span><text:span text:style-name="T489"><office:annotation-end office:name="88"/></text:span><text:span text:style-name="T490">).</text:span></text:p>
      <text:p text:style-name="P491"/>
      <text:p text:style-name="P492"><text:span text:style-name="T493"><office:annotation office:name="89" xml:id="1233749048"><dc:creator>Janka Hauffe</dc:creator><dc:date>2025-02-12T12:36:00</dc:date><meta:creator-initials>JH</meta:creator-initials><text:p text:style-name="P494">Methods or here?</text:p></office:annotation>This study<text:s/></text:span><text:span text:style-name="CommentReference"><office:annotation-end office:name="89"/></text:span><text:span text:style-name="T495">will focus on analyzing resting state EEG (rsEEG) as an important approach within qEEG methodologies, as it is a promising tool for measuring quantifying brain neurophysiological dysfunction (Babiloni et al., 2011; Babiloni et al., 2016;<text:s/></text:span><text:span text:style-name="T496"><office:annotation office:name="90" xml:id="1819339030"><dc:creator>Janka Hauffe</dc:creator><dc:date>2025-02-11T12:08:00</dc:date><meta:creator-initials>JH</meta:creator-initials><text:p text:style-name="P49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1" xml:id="1722337065"><dc:creator>Janka Hauffe</dc:creator><dc:date>2025-02-11T12:09:00</dc:date><meta:creator-initials>JH</meta:creator-initials><text:p text:style-name="P498"><text:a xlink:href="https://doi.org/10.1016/j.biopsycho.2024.108823" office:target-frame-name="_top" xlink:show="replace"><text:span text:style-name="T499">https://doi.org/10.1016/j.biopsycho.2024.108823</text:span></text:a></text:p></office:annotation>Perez, Duque, Hidalgo &amp; Salvador, 2024</text:span><text:span text:style-name="T500"><office:annotation-end office:name="90"/></text:span><text:span text:style-name="T501"><office:annotation-end office:name="91"/></text:span><text:span text:style-name="T502">). Unlike the measuring of ERPs, rsEEG captures spontaneous brain activity independently of cognitive tasks or stimuli<text:s/></text:span><text:span text:style-name="T503">(</text:span><text:span text:style-name="T504">Babiloni et al., 2016; Babiloni et al., 2021;<text:s/></text:span><text:span text:style-name="T505"><office:annotation office:name="92" xml:id="2032528167"><dc:creator>Janka Hauffe</dc:creator><dc:date>2025-02-11T12:50:00</dc:date><meta:creator-initials>JH</meta:creator-initials><text:p text:style-name="P506">@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3" xml:id="1519316681"><dc:creator>Janka Hauffe</dc:creator><dc:date>2025-02-11T12:50:00</dc:date><meta:creator-initials>JH</meta:creator-initials><text:p text:style-name="P507"><text:a xlink:href="https://doi.org/10.1073/pnas.0700668104" office:target-frame-name="_top" xlink:show="replace"><text:span text:style-name="T508">https://doi.org/10.1073/pnas.0700668104</text:span></text:a></text:p></office:annotation>Mantini, Perrucci, Del Gratta, Romani &amp; Corbetta, 2007</text:span><text:span text:style-name="CommentReference"><office:annotation-end office:name="92"/></text:span><text:span text:style-name="CommentReference"><office:annotation-end office:name="93"/></text:span><text:span text:style-name="T509">;<text:s/></text:span><text:span text:style-name="T510">Perez et al., 2024</text:span><text:span text:style-name="T511">),<text:s/></text:span><text:span text:style-name="T512">making it resilient to factors such as fatigue, movement, anxiety, or<text:s/></text:span><text:span text:style-name="T513"><office:annotation office:name="94" xml:id="1070942682"><dc:creator>Janka Hauffe</dc:creator><dc:date>2025-02-23T10:51:00</dc:date><meta:creator-initials>JH</meta:creator-initials><text:p text:style-name="P514">Maybe delete meta-learning from the part before</text:p></office:annotation>meta-learning<text:s/></text:span><text:span text:style-name="CommentReference"><office:annotation-end office:name="94"/></text:span><text:span text:style-name="T515">(Babiloni et al., 2016; Babiloni et al., 2021; Perez et al., 2024).</text:span></text:p>
      <text:p text:style-name="P516">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517"/>
      <text:p text:style-name="P518"><text:bookmark-start text:name="_Hlk191200662"/><text:span text:style-name="T519">Now about</text:span><text:span text:style-name="T520"><office:annotation office:name="95" xml:id="343741838"><dc:creator>Janka Hauffe</dc:creator><dc:date>2025-02-12T18:22:00</dc:date><meta:creator-initials>JH</meta:creator-initials><text:p text:style-name="P521"><text:span text:style-name="T522">Frequency bands</text:span></text:p><text:p text:style-name="P523"><text:span text:style-name="T524">1–4 Hz (</text:span><text:span text:style-name="T525">delta</text:span><text:span text:style-name="T526">), 4–8 Hz (</text:span><text:span text:style-name="T527">theta</text:span><text:span text:style-name="T528">), 8–13 Hz (</text:span><text:span text:style-name="T529">alpha</text:span><text:span text:style-name="T530">), 13–30 Hz (</text:span><text:span text:style-name="T531">beta</text:span><text:span text:style-name="T532">), and &gt;30 Hz (gamma) (Babiloni et al., 2011; Babiloni et al., 2016).<text:s/></text:span><text:span text:style-name="T533">Each of these frequencies conveys peculiar physiological information on brain functional state during sleep and wake periods (Babiloni et al., 2011; Nunez et al., 1999).</text:span></text:p><text:p text:style-name="P534"><text:span text:style-name="T535">A certain consensus is reached on the following physiological model (Babiloni et al., 2011). During slow-wave sleep, corticofugal slow oscillations (&lt;1 Hz) are effective in grouping thalamic-generated<text:s/></text:span><text:span text:style-name="T536">delta</text:span><text:span text:style-name="T537"><text:s/>rhythms (1–4 Hz) and spindling activity (7–14 Hz) [14]. In this condition,<text:s/></text:span><text:span text:style-name="T538">delta</text:span><text:span text:style-name="T539"><text:s/>rhythms would dominate EEG oscillations, while<text:s/></text:span><text:span text:style-name="T540">alpha</text:span><text:span text:style-name="T541"><text:s/>rhythms (about 8–12 Hz) would be suppressed (Babiloni et al., 2011). In the case of endogenous or exogenous arousing stimuli, spindles, high- and low-frequency components of the<text:s/></text:span><text:span text:style-name="T542">delta</text:span><text:span text:style-name="T543"><text:s/>rhythms are blocked by the inhibition of reticulo-thalamic (7–14 Hz), thalamocortical (1–4 Hz), and intracortical (&lt;1 Hz) oscillators (Babiloni et al., 2011).</text:span></text:p><text:p text:style-name="P544"><text:span text:style-name="T545">These rhythms are replaced by fast oscillations in the range of<text:s/></text:span><text:span text:style-name="T546">beta</text:span><text:span text:style-name="T547"><text:s/>(14–30 Hz) and gamma frequencies (&gt;30 Hz) [14, 15]. In the wake resting state condition,<text:s/></text:span><text:span text:style-name="T548">alpha</text:span><text:span text:style-name="T549"><text:s/>rhythms would dominate the human EEG oscillatory activity, while<text:s/></text:span><text:span text:style-name="T550">delta</text:span><text:span text:style-name="T551"><text:s/>rhythms would be quite low in amplitude in physiological conditions [16–18].</text:span></text:p><text:p text:style-name="P552"><text:span text:style-name="T553">Babiloni et al., 2016:</text:span></text:p><text:p text:style-name="P554"><text:span text:style-name="T555">The background spontaneous oscillatory activity of brain neurons at about 10 Hz generates the dominant<text:s/></text:span><text:span text:style-name="T556">alpha</text:span><text:span text:style-name="T557"><text:s/>rhythm of restingstate EEG activity first described by Berger. In the classical studies by Jasper and Penfield (1949),<text:s/></text:span><text:span text:style-name="T558">alpha</text:span><text:span text:style-name="T559"><text:s/>rhythms ranging from about 8 to 12 Hz were recorded from nearly the entire upper cortical surface (including the frontal and prefrontal areas) in a large population of patients awake during surgery.</text:span></text:p><text:p text:style-name="P560"><text:span text:style-name="T561">In the condition of slow-wave sleep, cortico-fugal slow oscillations (b1 Hz) are effective</text:span></text:p><text:p text:style-name="P562"><text:span text:style-name="T563">in grouping thalamic-generated<text:s/></text:span><text:span text:style-name="T564">delta</text:span><text:span text:style-name="T565"><text:s/>rhythms (1–4 Hz) and spindling activity (7–14 Hz) rhythms (Steriade, 2003). In the condition of brain arousal, spindles as well as high and low components of the<text:s/></text:span><text:span text:style-name="T566">delta</text:span><text:span text:style-name="T567"><text:s/>rhythms are blocked by the inhibition of oscillators within, respectively, reticulo-thalamic (7–14 Hz), thalamo-cortical (1–4 Hz), and intra-cortical (b1 Hz), neuronal circuits. These rhythms are replaced by fast (</text:span><text:span text:style-name="T568">beta</text:span><text:span text:style-name="T569"><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70">alpha</text:span><text:span text:style-name="T571"><text:s/>would be mainly related to subject's global attentional readiness (Klimesch, 1996; Klimesch et al., 1997, 1998; Rossini et al., 1991; Q13Steriade and Llinas, 1998). Noteworthy, there is consensus that<text:s/></text:span><text:span text:style-name="T572">alpha</text:span><text:span text:style-name="T573"><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74">delta</text:span><text:span text:style-name="T575"><text:s/>(1–4 Hz),<text:s/></text:span><text:span text:style-name="T576">theta</text:span><text:span text:style-name="T577"><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5"/></text:span><text:span text:style-name="T578">bands in general before looking at abnormalities in frequeny bands in MCI and covid patients</text:span></text:p>
      <text:p text:style-name="P579"/>
      <text:p text:style-name="P580"><text:span text:style-name="T581">EEG signals are commonly categorized into five distinct frequency bands: Delta (1-4 Hz), theta (4-8 Hz), alpha (8-13 Hz), beta (13-30 Hz), and gamma (&gt;30 Hz) (Babiloni et al., 2011;<text:s/></text:span><text:soft-page-break/><text:span text:style-name="T582">Babiloni et al., 2016). These frequency bands provide specific physiological insights into the brain’s functional state during sleep and wake periods (Babiloni et al., 2011;<text:s/></text:span><text:span text:style-name="T583"><office:annotation office:name="96" xml:id="380148369"><dc:creator>Janka Hauffe</dc:creator><dc:date>2025-02-11T12:21:00</dc:date><meta:creator-initials>JH</meta:creator-initials><text:p text:style-name="P584">From Babiloni et al., 2016</text:p></office:annotation>Nunez et al., 1999</text:span><text:span text:style-name="T585"><office:annotation-end office:name="96"/></text:span><text:span text:style-name="T586">). However, there is no universal consensus on their exact frequency ranges, as definitions vary across studies. While Babiloni et al. (2016) define the delta band as 1-4 Hz and the beta band as 13-30 Hz, this study will consider delta as 0.5-3 Hz</text:span><text:span text:style-name="T587"><text:s/>(</text:span><text:span text:style-name="T588"><office:annotation office:name="97" xml:id="115726943"><dc:creator>Janka Hauffe</dc:creator><dc:date>2025-02-23T15:27:00</dc:date><meta:creator-initials>JH</meta:creator-initials><text:p text:style-name="P589">@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98" xml:id="709589090"><dc:creator>Janka Hauffe</dc:creator><dc:date>2025-02-23T15:28:00</dc:date><meta:creator-initials>JH</meta:creator-initials><text:p text:style-name="P590"><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97"/></text:span><text:span text:style-name="CommentReference"><office:annotation-end office:name="98"/></text:span><text:span text:style-name="T591">, 2018;<text:s/></text:span><text:span text:style-name="T592"><office:annotation office:name="99" xml:id="1803786480"><dc:creator>Janka Hauffe</dc:creator><dc:date>2025-02-23T15:31:00</dc:date><meta:creator-initials>JH</meta:creator-initials><text:p text:style-name="P593">@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100" xml:id="278180172"><dc:creator>Janka Hauffe</dc:creator><dc:date>2025-02-23T15:31:00</dc:date><meta:creator-initials>JH</meta:creator-initials><text:p text:style-name="P594">https://doi.org/10.1038/s41598-023-37514-1<text:s/></text:p></office:annotation>Gunasekaran, Azizi, Van Wassenhove &amp; Herbst,<text:s/></text:span><text:span text:style-name="CommentReference"><office:annotation-end office:name="99"/></text:span><text:span text:style-name="CommentReference"><office:annotation-end office:name="100"/></text:span><text:span text:style-name="T595">2023;<text:s/></text:span><text:span text:style-name="T596"><office:annotation office:name="101" xml:id="903100896"><dc:creator>Janka Hauffe</dc:creator><dc:date>2025-02-23T15:24:00</dc:date><meta:creator-initials>JH</meta:creator-initials><text:p text:style-name="P597">@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102" xml:id="1086180450"><dc:creator>Janka Hauffe</dc:creator><dc:date>2025-02-23T15:24:00</dc:date><meta:creator-initials>JH</meta:creator-initials><text:p text:style-name="P598"><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101"/></text:span><text:span text:style-name="CommentReference"><office:annotation-end office:name="102"/></text:span><text:span text:style-name="T599">, 1992) and beta as 14-30 Hz<text:s/></text:span><text:span text:style-name="T600">(</text:span><text:span text:style-name="T601"><office:annotation office:name="103" xml:id="1455841740"><dc:creator>Janka Hauffe</dc:creator><dc:date>2025-02-23T15:07:00</dc:date><meta:creator-initials>JH</meta:creator-initials><text:p text:style-name="P602">@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4" xml:id="335809545"><dc:creator>Janka Hauffe</dc:creator><dc:date>2025-02-23T15:08:00</dc:date><meta:creator-initials>JH</meta:creator-initials><text:p text:style-name="P603"><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3"/></text:span><text:span text:style-name="CommentReference"><office:annotation-end office:name="104"/></text:span><text:span text:style-name="T604">;<text:s/></text:span><text:span text:style-name="T605"><office:annotation office:name="105" xml:id="1880951769"><dc:creator>Janka Hauffe</dc:creator><dc:date>2025-02-23T15:09:00</dc:date><meta:creator-initials>JH</meta:creator-initials><text:p text:style-name="P606">@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06" xml:id="1566229766"><dc:creator>Janka Hauffe</dc:creator><dc:date>2025-02-23T15:10:00</dc:date><meta:creator-initials>JH</meta:creator-initials><text:p text:style-name="P607"><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5"/></text:span><text:span text:style-name="CommentReference"><office:annotation-end office:name="106"/></text:span><text:span text:style-name="T608">, 2020;<text:s/></text:span><text:span text:style-name="T609"><office:annotation office:name="107" xml:id="1908351454"><dc:creator>Janka Hauffe</dc:creator><dc:date>2025-02-23T15:14:00</dc:date><meta:creator-initials>JH</meta:creator-initials><text:p text:style-name="P610">@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08" xml:id="1802925759"><dc:creator>Janka Hauffe</dc:creator><dc:date>2025-02-23T15:14:00</dc:date><meta:creator-initials>JH</meta:creator-initials><text:p text:style-name="P611"><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07"/></text:span><text:span text:style-name="CommentReference"><office:annotation-end office:name="108"/></text:span><text:span text:style-name="T612">, 2007;<text:s/></text:span><text:span text:style-name="T613"><office:annotation office:name="109" xml:id="999559264"><dc:creator>Janka Hauffe</dc:creator><dc:date>2025-02-23T15:12:00</dc:date><meta:creator-initials>JH</meta:creator-initials><text:p text:style-name="P614">@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10" xml:id="2664204"><dc:creator>Janka Hauffe</dc:creator><dc:date>2025-02-23T15:12:00</dc:date><meta:creator-initials>JH</meta:creator-initials><text:p text:style-name="P615"><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09"/></text:span><text:span text:style-name="CommentReference"><office:annotation-end office:name="110"/></text:span><text:span text:style-name="T616">, 2018;<text:s/></text:span><text:span text:style-name="T617"><office:annotation office:name="111" xml:id="1573234501"><dc:creator>Janka Hauffe</dc:creator><dc:date>2025-02-23T15:16:00</dc:date><meta:creator-initials>JH</meta:creator-initials><text:p text:style-name="P618">@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12" xml:id="1094857383"><dc:creator>Janka Hauffe</dc:creator><dc:date>2025-02-23T15:17:00</dc:date><meta:creator-initials>JH</meta:creator-initials><text:p text:style-name="P619"><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11"/></text:span><text:span text:style-name="CommentReference"><office:annotation-end office:name="112"/></text:span><text:span text:style-name="T620">, 2015).</text:span></text:p>
      <text:p text:style-name="P621"><text:span text:style-name="T622">Delta frequency is typically absent during wakefulness in healthy adults and is primarily associated with deep sleep (</text:span><text:span text:style-name="T623"><office:annotation office:name="113" xml:id="1779861254"><dc:creator>Janka Hauffe</dc:creator><dc:date>2025-02-26T09:54:00</dc:date><meta:creator-initials>JH</meta:creator-initials><text:p text:style-name="P624">Is it enough if I only mention Attar, 2022 at the end of the paragraph?</text:p></office:annotation>Attar, 2022</text:span><text:span text:style-name="CommentReference"><office:annotation-end office:name="113"/></text:span><text:span text:style-name="T625">). Theta frequency is associated with the transition between wakefulness and sleep<text:s/></text:span><text:span text:style-name="T626">(</text:span><text:span text:style-name="T627">Attar, 2022). Alpha frequency is characteristic of relaxed wakefulness (Attar, 2022). And</text:span><text:span text:style-name="T628"><text:s/>b</text:span><text:span text:style-name="T629">eta frequency (14-30 Hz) is typically present when individuals are awake and mentally or physically active, or under psy</text:span><text:span text:style-name="T630"><office:annotation office:name="114" xml:id="10195777"><dc:creator>Janka Hauffe</dc:creator><dc:date>2025-02-26T09:56:00</dc:date><meta:creator-initials>JH</meta:creator-initials><text:p text:style-name="P631">Maybe also mention Gamma?</text:p></office:annotation>chologi</text:span><text:span text:style-name="CommentReference"><office:annotation-end office:name="114"/></text:span><text:span text:style-name="T632">cal stress (</text:span><text:span text:style-name="T633"><office:annotation office:name="115" xml:id="166138207"><dc:creator>Janka Hauffe</dc:creator><dc:date>2025-02-26T08:40:00</dc:date><meta:creator-initials>JH</meta:creator-initials><text:p text:style-name="P634">@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16" xml:id="1361990694"><dc:creator>Janka Hauffe</dc:creator><dc:date>2025-02-26T08:40:00</dc:date><meta:creator-initials>JH</meta:creator-initials><text:p text:style-name="P635"><text:a xlink:href="https://doi.org/10.17712/nsj.2022.4.20220025" office:target-frame-name="_top" xlink:show="replace"><text:span text:style-name="Hyperlink">https://doi.org/10.17712/nsj.2022.4.20220025</text:span></text:a></text:p></office:annotation>Attar, 2022</text:span><text:span text:style-name="T636"><office:annotation-end office:name="115"/></text:span><text:span text:style-name="T637"><office:annotation-end office:name="116"/></text:span><text:span text:style-name="T638">).</text:span></text:p>
      <text:p text:style-name="P639"><text:span text:style-name="T640">During normal aging, eyes-closed rsEEG rhythms undergo gradual changes,<text:s/></text:span><text:span text:style-name="T641"><office:annotation office:name="117" xml:id="1409371539"><dc:creator>Janka Hauffe</dc:creator><dc:date>2025-02-26T10:01:00</dc:date><meta:creator-initials>JH</meta:creator-initials><text:p text:style-name="P642">Yes?</text:p></office:annotation>including a shift in power distribution across frequency bands<text:s/></text:span><text:span text:style-name="CommentReference"><office:annotation-end office:name="117"/></text:span><text:span text:style-name="T643">(Babiloni et al., 2011; Babiloni et al., 2016;<text:s/></text:span><text:span text:style-name="T644"><office:annotation office:name="118" xml:id="1276522785"><dc:creator>Janka Hauffe</dc:creator><dc:date>2025-02-11T12:54:00</dc:date><meta:creator-initials>JH</meta:creator-initials><text:p text:style-name="P645">From Perez</text:p></office:annotation><office:annotation office:name="119" xml:id="943944206"><dc:creator>Janka Hauffe</dc:creator><dc:date>2025-02-12T18:20:00</dc:date><meta:creator-initials>JH</meta:creator-initials><text:p text:style-name="P646"><text:span text:style-name="T647">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18"/></text:span><text:span text:style-name="CommentReference"><office:annotation-end office:name="119"/></text:span><text:span text:style-name="T648">; Liu et at., 2024). However, in pathological aging, such as AD, these alterations become more pronounced and disruptive (Claus et al., 2000;<text:s/></text:span><text:span text:style-name="T649"><office:annotation office:name="120" xml:id="812060325"><dc:creator>Janka Hauffe</dc:creator><dc:date>2025-02-11T12:54:00</dc:date><meta:creator-initials>JH</meta:creator-initials><text:p text:style-name="P650">From Perez</text:p></office:annotation>Lejko et al., 2020</text:span><text:span text:style-name="CommentReference"><office:annotation-end office:name="120"/></text:span><text:span text:style-name="T651">; Liu et at., 2024).</text:span></text:p>
      <text:p text:style-name="P652"><text:span text:style-name="T653">A key feature of pathological aging is EEG slowing, which has been linked to cognitive impairment, where greater slowing is associated with worse impairment (</text:span><text:span text:style-name="T654"><office:annotation office:name="121" xml:id="445168618"><dc:creator>Janka Hauffe</dc:creator><dc:date>2025-02-13T07:40:00</dc:date><meta:creator-initials>JH</meta:creator-initials><text:p text:style-name="P655">@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2" xml:id="847789502"><dc:creator>Janka Hauffe</dc:creator><dc:date>2025-02-13T07:40:00</dc:date><meta:creator-initials>JH</meta:creator-initials><text:p text:style-name="P656"><text:a xlink:href="https://doi.org/10.1016/j.isci.2021.102386" office:target-frame-name="_top" xlink:show="replace"><text:span text:style-name="T657">https://doi.org/10.1016/j.isci.2021.102386</text:span></text:a></text:p></office:annotation>D’Atri et al., 2021;<text:s/></text:span><text:span text:style-name="T658">Farina et al., 2020; Finnigan &amp; Robertson, 2011; Lejko et al., 2020</text:span><text:span text:style-name="T659">)</text:span><text:span text:style-name="T660">.<text:s/></text:span><text:span text:style-name="CommentReference"><office:annotation-end office:name="121"/></text:span><text:span text:style-name="CommentReference"><office:annotation-end office:name="122"/></text:span><text:span text:style-name="T661">This slowing is characterized by increased power in low-frequency band (beta, theta) and reduced power in high-frequency band (alpha, beta) (Farina et al., 2020; Lejko et al., 2020; Liu et al., 2024).</text:span></text:p>
      <text:p text:style-name="P662"><text:span text:style-name="T663">In AD, these EEG alterations are well-documented, with a consistent pattern of increased delta and theta power alongside reduced alpha and beta power compared to healthy older adults (Babiloni et al., 2011;<text:s/></text:span><text:span text:style-name="T664">C</text:span><text:span text:style-name="T665">laus et al., 2000;<text:s/></text:span><text:span text:style-name="T666">D’Atri et al., 2021;</text:span><text:span text:style-name="T667"><text:s/>Dringenberg, 2000; Elmståhl, Ros</text:span><text:span text:style-name="T668"><office:annotation office:name="123" xml:id="585807403"><dc:creator>Janka Hauffe</dc:creator><dc:date>2025-01-08T17:43:00</dc:date><meta:creator-initials>JH</meta:creator-initials><text:p text:style-name="P669">akzent</text:p></office:annotation>e</text:span><text:span text:style-name="T670"><office:annotation-end office:name="123"/></text:span><text:span text:style-name="T671">n &amp; Gullberg, 1994; Farina et al., 2020; Fröhlich et al., 2021;<text:s/></text:span><text:span text:style-name="T672">Hogan, Swanwick, Kaiser, Rowan &amp; Lawlor, 2003;</text:span><text:span text:style-name="T673"><text:s/>Jelic, Shigeta, Julin, Almkvist, Winblad &amp; Wahlund, 1996; Jeong, 2004; Lejko et al., 2020; Musaeus et al., 2018; Özbek, Fide &amp; Yener, 2021; Wada, Nanbu, Jiang, Koshino, Yamaguchi &amp; Hashimoto, 1997).</text:span></text:p>
      <text:soft-page-break/>
      <text:p text:style-name="P674"><text:span text:style-name="T675">However, findings in MCI<text:s/></text:span><text:span text:style-name="T676"><office:annotation office:name="124" xml:id="1807921254"><dc:creator>Janka Hauffe</dc:creator><dc:date>2025-02-26T11:21:00</dc:date><meta:creator-initials>JH</meta:creator-initials><text:p text:style-name="P677">Here?</text:p></office:annotation>and SCD<text:s/></text:span><text:span text:style-name="CommentReference"><office:annotation-end office:name="124"/></text:span><text:span text:style-name="T678">remain less consistent (Fröhlich et al., 2021). While some studies report EEG slowing similar to that seen in AD, albeit to a lesser extent, others show greater variability in frequency band</text:span><text:span text:style-name="T679"><office:annotation office:name="125" xml:id="414386779"><dc:creator>Janka Hauffe</dc:creator><dc:date>2025-02-26T11:22:00</dc:date><meta:creator-initials>JH</meta:creator-initials><text:p text:style-name="P680">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25"/></text:span><text:span text:style-name="T681">(Fröhlich et al., 2021;<text:s/></text:span></text:p>
      <text:p text:style-name="P682"/>
      <text:p text:style-name="P683"><text:span text:style-name="T684">Notably,<text:s/></text:span><text:span text:style-name="T685">theta</text:span><text:span text:style-name="T686"><text:s/>and gamma bands are recognized for their involvement in memory (Klimesch, 1999; Nyhus &amp; Curran, 2010), whereas<text:s/></text:span><text:span text:style-name="T687">delta</text:span><text:span text:style-name="T688"><text:s/>bands play a role in maintaining focused attention (Harmony, 2013). The<text:s/></text:span><text:span text:style-name="T689">alpha</text:span><text:span text:style-name="T690"><text:s/>band has been associated with attention and memory processes (Klimesch, 1999, 2012). Although the role of<text:s/></text:span><text:span text:style-name="T691">beta</text:span><text:span text:style-name="T692"><text:s/>oscillations in the cognitive process has been explored less, some evidence suggests that they are related to the state of attention (Güntekin et al., 2013).<text:s/></text:span></text:p>
      <text:p text:style-name="P693"/>
      <text:p text:style-name="P694">Given the inconsistencies in EEG alterations in MCI (and SCD), this study focuses on delta and beta frequency bands, as …. (something about MCI/cognitive impairment, maybe also PCS, fatigue).<text:s/></text:p>
      <text:p text:style-name="P695">In this study delta and beta frequency bands are primarly considered, since ….</text:p>
      <text:p text:style-name="P696"><text:span text:style-name="T697"><text:line-break/></text:span><text:span text:style-name="T698">Delta power in MCI</text:span></text:p>
      <text:p text:style-name="P699"><text:span text:style-name="T700">Findings on delta power in MCI remain inconsistent. Several studies have observed increased delta power (</text:span><text:span text:style-name="T701">Adler, Bramesfeld &amp; Jajcevic, 1999;<text:s/></text:span><text:span text:style-name="T702"><office:annotation office:name="126" xml:id="994688516"><dc:creator>Janka Hauffe</dc:creator><dc:date>2025-02-26T11:44:00</dc:date><meta:creator-initials>JH</meta:creator-initials><text:p text:style-name="P703">@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27" xml:id="1924354142"><dc:creator>Janka Hauffe</dc:creator><dc:date>2025-02-26T11:44:00</dc:date><meta:creator-initials>JH</meta:creator-initials><text:p text:style-name="P704"><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26"/></text:span><text:span text:style-name="CommentReference"><office:annotation-end office:name="127"/></text:span><text:span text:style-name="T705">., 2006;<text:s/></text:span><text:span text:style-name="T706"><office:annotation office:name="128" xml:id="1350323569"><dc:creator>Janka Hauffe</dc:creator><dc:date>2025-02-26T11:48:00</dc:date><meta:creator-initials>JH</meta:creator-initials><text:p text:style-name="P707">@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29" xml:id="129985292"><dc:creator>Janka Hauffe</dc:creator><dc:date>2025-02-26T11:48:00</dc:date><meta:creator-initials>JH</meta:creator-initials><text:p text:style-name="P708"><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28"/></text:span><text:span text:style-name="CommentReference"><office:annotation-end office:name="129"/></text:span><text:span text:style-name="T709">2010;<text:s/></text:span><text:span text:style-name="T710">Farina et al., 2020; Jelic et al., 2020;<text:s/></text:span><text:span text:style-name="T711"><office:annotation office:name="130" xml:id="1542445342"><dc:creator>Janka Hauffe</dc:creator><dc:date>2025-02-26T11:45:00</dc:date><meta:creator-initials>JH</meta:creator-initials><text:p text:style-name="P712">@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1" xml:id="1464344796"><dc:creator>Janka Hauffe</dc:creator><dc:date>2025-02-26T11:45:00</dc:date><meta:creator-initials>JH</meta:creator-initials><text:p text:style-name="P713"><text:a xlink:href="https://doi.org/10.1016/j.neurobiolaging.2004.03.008" office:target-frame-name="_top" xlink:show="replace"><text:span text:style-name="Hyperlink">https://doi.org/10.1016/j.neurobiolaging.2004.03.008</text:span></text:a></text:p></office:annotation>Koenig et al</text:span><text:span text:style-name="T714"><office:annotation-end office:name="130"/></text:span><text:span text:style-name="T715"><office:annotation-end office:name="131"/></text:span><text:span text:style-name="T716">., 2005;<text:s/></text:span><text:span text:style-name="T717">Moretti, Zanetti, Binetti &amp; Frisoni, 2012;<text:s/></text:span><text:span text:style-name="T718"><office:annotation office:name="132" xml:id="1285969816"><dc:creator>Janka Hauffe</dc:creator><dc:date>2025-02-26T11:55:00</dc:date><meta:creator-initials>JH</meta:creator-initials><text:p text:style-name="P719">@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3" xml:id="1175512150"><dc:creator>Janka Hauffe</dc:creator><dc:date>2025-02-26T11:56:00</dc:date><meta:creator-initials>JH</meta:creator-initials><text:p text:style-name="P720"><text:a xlink:href="https://doi.org/10.1016/j.ijge.2014.07.001" office:target-frame-name="_top" xlink:show="replace"><text:span text:style-name="Hyperlink">https://doi.org/10.1016/j.ijge.2014.07.001</text:span></text:a></text:p></office:annotation>Ya, Xun</text:span><text:span text:style-name="CommentReference"><office:annotation-end office:name="132"/></text:span><text:span text:style-name="CommentReference"><office:annotation-end office:name="133"/></text:span><text:span text:style-name="T721">, Wei, Ting, Hong &amp; Yuan, 2015), while others found no significant differences between MCI and healthy individuals (Fröhlich et al., 2021; Jelic et al., 1996),<text:s/></text:span><text:span text:style-name="T722"><office:annotation office:name="134" xml:id="171759670"><dc:creator>Janka Hauffe</dc:creator><dc:date>2025-02-26T13:25:00</dc:date><meta:creator-initials>JH</meta:creator-initials><text:p text:style-name="P723">And some</text:p></office:annotation>and yet others<text:s/></text:span><text:span text:style-name="CommentReference"><office:annotation-end office:name="134"/></text:span><text:span text:style-name="T724">reported a decrease in delta power during rsEEG (</text:span><text:span text:style-name="T725"><office:annotation office:name="135" xml:id="648370678"><dc:creator>Janka Hauffe</dc:creator><dc:date>2025-02-26T11:51:00</dc:date><meta:creator-initials>JH</meta:creator-initials><text:p text:style-name="P726">@article{kwak2006quantitative, title={Quantitative EEG findings in different stages of Alzheimer’s disease}, author={Kwak, Yong Tae}, journal={Journal of clinical neurophysiology}, volume={23}, number={5}, pages={457--462}, year={2006}, publisher={LWW} }<text:s/></text:p></office:annotation><office:annotation office:name="136" xml:id="536442537"><dc:creator>Janka Hauffe</dc:creator><dc:date>2025-02-26T11:52:00</dc:date><meta:creator-initials>JH</meta:creator-initials><text:p text:style-name="P727"><text:a xlink:href="https://doi.org/10.1097/01.wnp.0000223453.47663.63" office:target-frame-name="_top" xlink:show="replace"><text:span text:style-name="Hyperlink">https://doi.org/10.1097/01.wnp.0000223453.47663.63</text:span></text:a></text:p></office:annotation>Kwak</text:span><text:span text:style-name="T728"><office:annotation-end office:name="135"/></text:span><text:span text:style-name="T729"><office:annotation-end office:name="136"/></text:span><text:span text:style-name="T730">, 2006; Liddell et al., 2007).<text:s/></text:span><text:span text:style-name="T731">Additionally, Liddell et al. (2007) observed a significant positive correlation between<text:s/></text:span><text:span text:style-name="T732">delta</text:span><text:span text:style-name="T733"><text:s/>power and immediate memory recall in MCI, suggesting that<text:s/></text:span><text:span text:style-name="T734">delta</text:span><text:span text:style-name="T735"><text:s/>power may be linked to memory decline and could serve as a sensitive indicator of prodromal cognitive decline.<text:s/></text:span></text:p>
      <text:p text:style-name="P736"><text:span text:style-name="T737">These findings suggest that….<text:s/></text:span></text:p>
      <text:p text:style-name="P738"><text:span text:style-name="T739">However, other studies have shown increased<text:s/></text:span><text:span text:style-name="T740">delta</text:span><text:span text:style-name="T741"><text:s/>power in MCI patients compared to healthy controls, particularly in frontal and centroparietall regions (Adler, Bramesfeld &amp; Jajcevic, 1999; Moretti, Zanetti, Binetti &amp; Frisoni, 2012).</text:span></text:p>
      <text:p text:style-name="P742"><text:span text:style-name="T743">In MCI, delta power alterations have been obserbed primarily in the frontal (</text:span><text:span text:style-name="T744">D’Atri et al., 2021)</text:span><text:span text:style-name="T745">, left temporo-parietal (Farina et al., 2020), and temporal-occipital regions (Jelic et al., 2020).<text:s/></text:span></text:p>
      <text:p text:style-name="P746"/>
      <text:soft-page-break/>
      <text:p text:style-name="P747">Beta power in MCI<text:bookmark-end text:name="_Hlk191200662"/></text:p>
      <text:p text:style-name="P748"><text:span text:style-name="T749">Finding on beta power in MCI are inconsistent. Several studies found no significant differences in beta power compared to healthy control (</text:span><text:span text:style-name="T750"><office:annotation office:name="137" xml:id="2040991089"><dc:creator>Janka Hauffe</dc:creator><dc:date>2025-02-26T11:44:00</dc:date><meta:creator-initials>JH</meta:creator-initials><text:p text:style-name="P751">@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8" xml:id="1088042292"><dc:creator>Janka Hauffe</dc:creator><dc:date>2025-02-26T11:44:00</dc:date><meta:creator-initials>JH</meta:creator-initials><text:p text:style-name="P752"><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7"/></text:span><text:span text:style-name="CommentReference"><office:annotation-end office:name="138"/></text:span><text:span text:style-name="T753">., 2006; Fröhlich et al., 2021; Jelic et al., 1996;<text:s/></text:span><text:span text:style-name="T754">Kwak, 2006(?);<text:s/></text:span><text:span text:style-name="T755"><office:annotation office:name="139" xml:id="73893851"><dc:creator>Janka Hauffe</dc:creator><dc:date>2025-02-26T11:55:00</dc:date><meta:creator-initials>JH</meta:creator-initials><text:p text:style-name="P756">@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40" xml:id="724847712"><dc:creator>Janka Hauffe</dc:creator><dc:date>2025-02-26T11:56:00</dc:date><meta:creator-initials>JH</meta:creator-initials><text:p text:style-name="P757"><text:a xlink:href="https://doi.org/10.1016/j.ijge.2014.07.001" office:target-frame-name="_top" xlink:show="replace"><text:span text:style-name="Hyperlink">https://doi.org/10.1016/j.ijge.2014.07.001</text:span></text:a></text:p></office:annotation>Ya, Xun</text:span><text:span text:style-name="T758"><office:annotation-end office:name="139"/></text:span><text:span text:style-name="T759"><office:annotation-end office:name="140"/></text:span><text:span text:style-name="T760">, Wei, Ting, Hong &amp; Yuan, 2015). However,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text:s/></text:span><text:span text:style-name="T761"><office:annotation office:name="141" xml:id="885507994"><dc:creator>Janka Hauffe</dc:creator><dc:date>2025-02-26T11:45:00</dc:date><meta:creator-initials>JH</meta:creator-initials><text:p text:style-name="P762">@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42" xml:id="717530661"><dc:creator>Janka Hauffe</dc:creator><dc:date>2025-02-26T11:45:00</dc:date><meta:creator-initials>JH</meta:creator-initials><text:p text:style-name="P763"><text:a xlink:href="https://doi.org/10.1016/j.neurobiolaging.2004.03.008" office:target-frame-name="_top" xlink:show="replace"><text:span text:style-name="Hyperlink">https://doi.org/10.1016/j.neurobiolaging.2004.03.008</text:span></text:a></text:p></office:annotation>Koenig et al</text:span><text:span text:style-name="T764"><office:annotation-end office:name="141"/></text:span><text:span text:style-name="T765"><office:annotation-end office:name="142"/></text:span><text:span text:style-name="T766">., 2005), particularly in the temporal and occipital rehions (Jelic et al., 2000). These findings suggest that ….<text:s/></text:span></text:p>
      <text:p text:style-name="P767"/>
      <text:p text:style-name="P768">Delta and beta power in SCD</text:p>
      <text:p text:style-name="P769"><text:span text:style-name="T770">Perez et al.<text:s/></text:span><text:span text:style-name="T771">(2024) reviewed studies on rsEEG frequency bands in SCD and<text:s/></text:span><text:span text:style-name="T772"><office:annotation office:name="143" xml:id="729139936"><dc:creator>Janka Hauffe</dc:creator><dc:date>2025-02-27T18:14:00</dc:date><meta:creator-initials>JH</meta:creator-initials><text:p text:style-name="P773">Concluded?<text:s/></text:p></office:annotation>observed<text:s/></text:span><text:span text:style-name="CommentReference"><office:annotation-end office:name="143"/></text:span><text:span text:style-name="T774">that findings for the delta and beta bands were inconsistent across research.<text:s/></text:span><text:span text:style-name="T775">Of</text:span><text:span text:style-name="T776"><text:s/>the nine studies included in the review, five did not find alterations in the rsEEG delta frequency band in<text:s/></text:span><text:span text:style-name="T777">individuals</text:span><text:span text:style-name="T778"><text:s/>with SCD. The remaining four<text:s/></text:span><text:span text:style-name="T779">reported<text:s/></text:span><text:span text:style-name="T780">an increase in delta power in individuals with SCD compared to healthy control</text:span><text:span text:style-name="T781">s</text:span><text:span text:style-name="T782">, as well as in individuals with MCI compared to those with SCD.</text:span><text:span text:style-name="T783"><text:s/></text:span><text:span text:style-name="T784"><office:annotation office:name="144" xml:id="1084358557"><dc:creator>Janka Hauffe</dc:creator><dc:date>2025-02-28T07:53:00</dc:date><meta:creator-initials>JH</meta:creator-initials><text:p text:style-name="P785">I have information still from the review… how to cite?</text:p></office:annotation>Sibilano et al. (2023) identified<text:s/></text:span><text:span text:style-name="T786">the<text:s/></text:span><text:span text:style-name="T787">delta<text:s/></text:span><text:span text:style-name="T788">(and theta) bands<text:s/></text:span><text:span text:style-name="T789">as the most effective in distinguishing SCD from MCI</text:span><text:span text:style-name="CommentReference"><office:annotation-end office:name="144"/></text:span><text:span text:style-name="T790">.<text:s/></text:span></text:p>
      <text:p text:style-name="P791"><text:span text:style-name="T792">Three studies<text:s/></text:span><text:span text:style-name="T793">reported</text:span><text:span text:style-name="T794"><text:s/></text:span><text:span text:style-name="T795"><office:annotation office:name="145" xml:id="812865683"><dc:creator>Janka Hauffe</dc:creator><dc:date>2025-02-28T08:27:00</dc:date><meta:creator-initials>JH</meta:creator-initials><text:p text:style-name="P796">Delete?</text:p></office:annotation>notable</text:span><text:span text:style-name="CommentReference"><office:annotation-end office:name="145"/></text:span><text:span text:style-name="T797"><text:s/>changes in beta band activity. While<text:s/></text:span><text:span text:style-name="T798">two<text:s/></text:span><text:span text:style-name="T799">found</text:span><text:span text:style-name="T800"><text:s/></text:span><text:span text:style-name="T801">increased beta activity in<text:s/></text:span><text:span text:style-name="T802">individuals with<text:s/></text:span><text:span text:style-name="T803">SCD compared to healthy controls</text:span><text:span text:style-name="T804">, and in<text:s/></text:span><text:span text:style-name="T805">individuals with<text:s/></text:span><text:span text:style-name="T806">MCI compared to<text:s/></text:span><text:span text:style-name="T807">those with<text:s/></text:span><text:span text:style-name="T808">SCD,<text:s/></text:span><text:span text:style-name="T809">the<text:s/></text:span><text:span text:style-name="T810">third<text:s/></text:span><text:span text:style-name="T811">study</text:span><text:span text:style-name="T812"><text:s/>observed</text:span><text:span text:style-name="T813"><text:s/>a tendency toward decreased beta<text:s/></text:span><text:span text:style-name="T814">power</text:span><text:span text:style-name="T815"><text:s/>in MCI compared to SCD</text:span><text:span text:style-name="T816">.</text:span></text:p>
      <text:p text:style-name="P817"/>
      <text:p text:style-name="P818">Need headline here and transaction</text:p>
      <text:p text:style-name="P819">Subjective cognitive deficits in everyday situations are predicted by elevated anxiety and fatigue levels more than by objective cognitive performance (Zamarian et al., 2024).</text:p>
      <text:p text:style-name="P820">This lack of alignment highlights the complexity of cognitive impairment and raises questions about which additional factors may influence individuals’ perceptions of cognitive difficulties.<text:s/></text:p>
      <text:p text:style-name="P821">Recent research has addressed these questions by examining how psychological symptoms influence subjective cognitive and objective cognitive impairment.</text:p>
      <text:p text:style-name="P82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823"><text:span text:style-name="T82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825"/>
      <text:p text:style-name="P826">Transaction, why do I now mention Fatigue!?</text:p>
      <text:p text:style-name="P827"/>
      <text:p text:style-name="P828">Fatigue</text:p>
      <text:p text:style-name="P829">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830"/>
      <text:p text:style-name="P831"><text:span text:style-name="T832">And why this now?</text:span></text:p>
      <text:p text:style-name="P833"><text:span text:style-name="T834">EEG findings in PCS patients.</text:span><text:bookmark-start text:name="_Hlk178302760"/><text:span text:style-name="T835"><text:s/></text:span><text:span text:style-name="T836">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837">Because of this, EEG studies have become increasingly relevant for investigating individuals with COVID-19 and PCS, as they reveal changes in brain neural activity that correlate with fatigue and cognitive deficits in these patients<text:s/></text:span><text:span text:style-name="T838">(</text:span><text:span text:style-name="T839">Antony &amp; Haneef, 2020;<text:s/></text:span><text:span text:style-name="T840">Appelt et al., 2022; Cecchetti et al., 2022; Furlanis et al., 2023; Kopańska et al., 2022; Kubota, Gajera &amp; Kuroda, 2021;<text:s/></text:span><text:span text:style-name="T841">Pasini et al., 2020; Pastor, Vega-Zelaya &amp; Abad, 2020; Roberto, Espiritu, Fernandez &amp; Gutierrez, 2020;<text:s/></text:span><text:span text:style-name="T842">Wojcik et al., 2023)</text:span><text:span text:style-name="T843">.</text:span><text:bookmark-end text:name="_Hlk178302865"/><text:span text:style-name="T844"><text:s/></text:span></text:p>
      <text:soft-page-break/>
      <text:p text:style-name="P845"><text:span text:style-name="T846">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847"><text:span text:style-name="T848">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849"><text:span text:style-name="T850">Delta Power in PCS patients.</text:span><text:span text:style-name="T851"><text:s/></text:span><text:span text:style-name="T852">Ortelli et al.<text:s/></text:span><text:span text:style-name="T853">(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854"><text:span text:style-name="T855">Beta Power in PCS patients.<text:s/></text:span><text:span text:style-name="T856">While Ortelli et al. (2023) found no significant differences in beta frequency bands, Kopańska et al. (2020) reported increased beta2 activity in both hemispheres and elevated beta1 activity in the left hemisphere in PCS patients.<text:s/></text:span></text:p>
      <text:p text:style-name="P857"><text:span text:style-name="T858">EEG findings conclusion.<text:s/></text:span><text:span text:style-name="T859">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860"><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861"/>
      <text:p text:style-name="P862">Aim of study</text:p>
      <text:p text:style-name="P863"><text:span text:style-name="T864">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865">How do individuals with different cognitive performance levels differ in their self-reported limitations after SARS-CoV-2 infection, their well-being, and their resting state neural activity?</text:span></text:p>
      <text:p text:style-name="P866"/>
      <text:p text:style-name="P867">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868"><text:span text:style-name="T869"><text:line-break/></text:span><text:span text:style-name="T870"><office:annotation><dc:creator>Janka Hauffe</dc:creator><dc:date>2024-10-15T12:37:00</dc:date><meta:creator-initials>Janka Hau</meta:creator-initials><text:p text:style-name="P871">Das sieht alles schon gut aus, aber versuch mal deine Hypothesen richtig hervorzuheben, du kannst ruhig richtig Abstand lassen und sagen</text:p><text:p text:style-name="P872"/><text:p text:style-name="P873">Hypothese 1:<text:s/></text:p><text:p text:style-name="P874"/><text:p text:style-name="P875">Hypothese 2:</text:p><text:p text:style-name="P876"/><text:p text:style-name="P877">Hypothese 3a: Gruppe B hat weniger Fatigue als Gruppe A</text:p><text:p text:style-name="P878">Hypothese 3b: Gruppe B hat weniger Depression als Gruppe A</text:p><text:p text:style-name="P879">Hypothese 3c: Gruppe B hat weniger Angst als Gruppe A</text:p><text:p text:style-name="P880"/><text:p text:style-name="P881">und so weiter</text:p><text:p text:style-name="P882">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883">Hypotheses</text:span></text:p>
      <text:p text:style-name="P884"><text:span text:style-name="T885"><office:annotation office:name="147" xml:id="1740398350"><dc:creator>Janka Hauffe</dc:creator><dc:date>2025-01-09T12:37:00</dc:date><meta:creator-initials>JH</meta:creator-initials><text:p text:style-name="P886">Setzen wir voraus, keine Hypothese</text:p></office:annotation><office:annotation office:name="148" xml:id="1929832680"><dc:creator>Janka Hauffe</dc:creator><dc:date>2025-01-09T12:38:00</dc:date><meta:creator-initials>JH</meta:creator-initials><text:p text:style-name="P887">Auf methodischer Ebene haben wir es geschafft zwei Gruppen - Auswerung, ob meine Methode funktioniert.<text:s/></text:p></office:annotation><office:annotation office:name="149" xml:id="298693691"><dc:creator>Janka Hauffe</dc:creator><dc:date>2025-01-09T12:40:00</dc:date><meta:creator-initials>JH</meta:creator-initials><text:p text:style-name="P888">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47"/></text:span><text:span text:style-name="CommentReference"><office:annotation-end office:name="148"/></text:span><text:span text:style-name="CommentReference"><office:annotation-end office:name="149"/></text:span><text:span text:style-name="T889">.<text:s/></text:span><text:span text:style-name="T890"><office:annotation office:name="150" xml:id="207214182"><dc:creator>Janka Hauffe</dc:creator><dc:date>2025-01-09T12:43:00</dc:date><meta:creator-initials>JH</meta:creator-initials><text:p text:style-name="P891">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50"/></text:span><text:span text:style-name="T892">Individuals,<text:s/></text:span><text:span text:style-name="T893"><office:annotation office:name="151" xml:id="1307679264"><dc:creator>Janka Hauffe</dc:creator><dc:date>2025-01-09T12:45:00</dc:date><meta:creator-initials>JH</meta:creator-initials><text:p text:style-name="P894">Step 1: Wir überprüfen Hypothesen. Nenne Hypothesen die ich habe. Gucken uns aber danach auch die Unterschiede zwischen allen anderen Gruppen an, um ein allgemeines Bild zu kriegen. Und explorativ<text:s/></text:p></office:annotation><office:annotation office:name="152" xml:id="55632435"><dc:creator>Janka Hauffe</dc:creator><dc:date>2025-01-09T12:46:00</dc:date><meta:creator-initials>JH</meta:creator-initials><text:p text:style-name="P895">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53" xml:id="1225826056"><dc:creator>Janka Hauffe</dc:creator><dc:date>2025-01-09T12:47:00</dc:date><meta:creator-initials>JH</meta:creator-initials><text:p text:style-name="P896">Hypothesen müssen abgeleitet sein aus Theoreieteil. Warum vermuten wir das und was würde das bedeuten?</text:p></office:annotation><office:annotation office:name="154" xml:id="1230593830"><dc:creator>Janka Hauffe</dc:creator><dc:date>2025-01-09T12:50:00</dc:date><meta:creator-initials>JH</meta:creator-initials><text:p text:style-name="P897">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55" xml:id="650282802"><dc:creator>Janka Hauffe</dc:creator><dc:date>2025-01-09T12:51:00</dc:date><meta:creator-initials>JH</meta:creator-initials><text:p text:style-name="P898">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1"/></text:span><text:span text:style-name="CommentReference"><office:annotation-end office:name="152"/></text:span><text:span text:style-name="CommentReference"><office:annotation-end office:name="153"/></text:span><text:span text:style-name="CommentReference"><office:annotation-end office:name="154"/></text:span><text:span text:style-name="CommentReference"><office:annotation-end office:name="155"/></text:span><text:span text:style-name="T899">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text:s/></text:span><text:soft-page-break/><text:span text:style-name="T900">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9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8T07:59:00Z</meta:creation-date>
    <dc:date>2025-02-28T13:05:00Z</dc:date>
    <meta:print-date>2025-02-28T07:59:00Z</meta:print-date>
    <meta:template xlink:href="Normal.dotm" xlink:type="simple"/>
    <meta:editing-cycles>17</meta:editing-cycles>
    <meta:editing-duration>PT0S</meta:editing-duration>
    <meta:document-statistic meta:page-count="14" meta:paragraph-count="70" meta:word-count="4850" meta:character-count="35341" meta:row-count="254" meta:non-whitespace-character-count="30561"/>
  </office:meta>
</office:document-meta>
</file>